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1.84pt" svg:height="254.92pt" svg:x="130.05pt" svg:y="2.13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80555" calcext:value-type="float">
            <text:p>380555</text:p>
          </table:table-cell>
        </table:table-row>
        <table:table-row table:style-name="ro1">
          <table:table-cell office:value-type="float" office:value="373456" calcext:value-type="float">
            <text:p>373456</text:p>
          </table:table-cell>
        </table:table-row>
        <table:table-row table:style-name="ro1">
          <table:table-cell office:value-type="float" office:value="375006" calcext:value-type="float">
            <text:p>375006</text:p>
          </table:table-cell>
        </table:table-row>
        <table:table-row table:style-name="ro1">
          <table:table-cell office:value-type="float" office:value="697092" calcext:value-type="float">
            <text:p>697092</text:p>
          </table:table-cell>
        </table:table-row>
        <table:table-row table:style-name="ro1">
          <table:table-cell office:value-type="float" office:value="775019" calcext:value-type="float">
            <text:p>775019</text:p>
          </table:table-cell>
        </table:table-row>
        <table:table-row table:style-name="ro1">
          <table:table-cell office:value-type="float" office:value="752342" calcext:value-type="float">
            <text:p>752342</text:p>
          </table:table-cell>
        </table:table-row>
        <table:table-row table:style-name="ro1">
          <table:table-cell office:value-type="float" office:value="692401" calcext:value-type="float">
            <text:p>692401</text:p>
          </table:table-cell>
        </table:table-row>
        <table:table-row table:style-name="ro1">
          <table:table-cell office:value-type="float" office:value="693003" calcext:value-type="float">
            <text:p>693003</text:p>
          </table:table-cell>
        </table:table-row>
        <table:table-row table:style-name="ro1">
          <table:table-cell office:value-type="float" office:value="749750" calcext:value-type="float">
            <text:p>749750</text:p>
          </table:table-cell>
        </table:table-row>
        <table:table-row table:style-name="ro1">
          <table:table-cell office:value-type="float" office:value="697244" calcext:value-type="float">
            <text:p>697244</text:p>
          </table:table-cell>
        </table:table-row>
        <table:table-row table:style-name="ro1">
          <table:table-cell office:value-type="float" office:value="691772" calcext:value-type="float">
            <text:p>691772</text:p>
          </table:table-cell>
        </table:table-row>
        <table:table-row table:style-name="ro1">
          <table:table-cell office:value-type="float" office:value="686948" calcext:value-type="float">
            <text:p>686948</text:p>
          </table:table-cell>
        </table:table-row>
        <table:table-row table:style-name="ro1">
          <table:table-cell office:value-type="float" office:value="686319" calcext:value-type="float">
            <text:p>686319</text:p>
          </table:table-cell>
        </table:table-row>
        <table:table-row table:style-name="ro1">
          <table:table-cell office:value-type="float" office:value="688836" calcext:value-type="float">
            <text:p>688836</text:p>
          </table:table-cell>
        </table:table-row>
        <table:table-row table:style-name="ro1">
          <table:table-cell office:value-type="float" office:value="687054" calcext:value-type="float">
            <text:p>687054</text:p>
          </table:table-cell>
        </table:table-row>
        <table:table-row table:style-name="ro1">
          <table:table-cell office:value-type="float" office:value="688151" calcext:value-type="float">
            <text:p>688151</text:p>
          </table:table-cell>
        </table:table-row>
        <table:table-row table:style-name="ro1">
          <table:table-cell office:value-type="float" office:value="687718" calcext:value-type="float">
            <text:p>687718</text:p>
          </table:table-cell>
        </table:table-row>
        <table:table-row table:style-name="ro1">
          <table:table-cell office:value-type="float" office:value="685739" calcext:value-type="float">
            <text:p>685739</text:p>
          </table:table-cell>
        </table:table-row>
        <table:table-row table:style-name="ro1">
          <table:table-cell office:value-type="float" office:value="686837" calcext:value-type="float">
            <text:p>686837</text:p>
          </table:table-cell>
        </table:table-row>
        <table:table-row table:style-name="ro1">
          <table:table-cell office:value-type="float" office:value="689779" calcext:value-type="float">
            <text:p>689779</text:p>
          </table:table-cell>
        </table:table-row>
        <table:table-row table:style-name="ro1">
          <table:table-cell office:value-type="float" office:value="686839" calcext:value-type="float">
            <text:p>686839</text:p>
          </table:table-cell>
        </table:table-row>
        <table:table-row table:style-name="ro1">
          <table:table-cell office:value-type="float" office:value="727757" calcext:value-type="float">
            <text:p>727757</text:p>
          </table:table-cell>
        </table:table-row>
        <table:table-row table:style-name="ro1">
          <table:table-cell office:value-type="float" office:value="687919" calcext:value-type="float">
            <text:p>687919</text:p>
          </table:table-cell>
        </table:table-row>
        <table:table-row table:style-name="ro1">
          <table:table-cell office:value-type="float" office:value="686911" calcext:value-type="float">
            <text:p>686911</text:p>
          </table:table-cell>
        </table:table-row>
        <table:table-row table:style-name="ro1">
          <table:table-cell office:value-type="float" office:value="692011" calcext:value-type="float">
            <text:p>692011</text:p>
          </table:table-cell>
        </table:table-row>
        <table:table-row table:style-name="ro1">
          <table:table-cell office:value-type="float" office:value="690696" calcext:value-type="float">
            <text:p>690696</text:p>
          </table:table-cell>
        </table:table-row>
        <table:table-row table:style-name="ro1">
          <table:table-cell office:value-type="float" office:value="685249" calcext:value-type="float">
            <text:p>685249</text:p>
          </table:table-cell>
        </table:table-row>
        <table:table-row table:style-name="ro1">
          <table:table-cell office:value-type="float" office:value="703622" calcext:value-type="float">
            <text:p>703622</text:p>
          </table:table-cell>
        </table:table-row>
        <table:table-row table:style-name="ro1">
          <table:table-cell office:value-type="float" office:value="685659" calcext:value-type="float">
            <text:p>685659</text:p>
          </table:table-cell>
        </table:table-row>
        <table:table-row table:style-name="ro1">
          <table:table-cell office:value-type="float" office:value="687776" calcext:value-type="float">
            <text:p>687776</text:p>
          </table:table-cell>
        </table:table-row>
        <table:table-row table:style-name="ro1">
          <table:table-cell office:value-type="float" office:value="687014" calcext:value-type="float">
            <text:p>687014</text:p>
          </table:table-cell>
        </table:table-row>
        <table:table-row table:style-name="ro1">
          <table:table-cell office:value-type="float" office:value="686738" calcext:value-type="float">
            <text:p>686738</text:p>
          </table:table-cell>
        </table:table-row>
        <table:table-row table:style-name="ro1">
          <table:table-cell office:value-type="float" office:value="686350" calcext:value-type="float">
            <text:p>686350</text:p>
          </table:table-cell>
        </table:table-row>
        <table:table-row table:style-name="ro1">
          <table:table-cell office:value-type="float" office:value="688537" calcext:value-type="float">
            <text:p>688537</text:p>
          </table:table-cell>
        </table:table-row>
        <table:table-row table:style-name="ro1">
          <table:table-cell office:value-type="float" office:value="685605" calcext:value-type="float">
            <text:p>685605</text:p>
          </table:table-cell>
        </table:table-row>
        <table:table-row table:style-name="ro1">
          <table:table-cell office:value-type="float" office:value="689648" calcext:value-type="float">
            <text:p>689648</text:p>
          </table:table-cell>
        </table:table-row>
        <table:table-row table:style-name="ro1">
          <table:table-cell office:value-type="float" office:value="689301" calcext:value-type="float">
            <text:p>689301</text:p>
          </table:table-cell>
        </table:table-row>
        <table:table-row table:style-name="ro1">
          <table:table-cell office:value-type="float" office:value="684717" calcext:value-type="float">
            <text:p>684717</text:p>
          </table:table-cell>
        </table:table-row>
        <table:table-row table:style-name="ro1">
          <table:table-cell office:value-type="float" office:value="686104" calcext:value-type="float">
            <text:p>686104</text:p>
          </table:table-cell>
        </table:table-row>
        <table:table-row table:style-name="ro1">
          <table:table-cell office:value-type="float" office:value="685258" calcext:value-type="float">
            <text:p>685258</text:p>
          </table:table-cell>
        </table:table-row>
        <table:table-row table:style-name="ro1">
          <table:table-cell office:value-type="float" office:value="727655" calcext:value-type="float">
            <text:p>727655</text:p>
          </table:table-cell>
        </table:table-row>
        <table:table-row table:style-name="ro1">
          <table:table-cell office:value-type="float" office:value="687352" calcext:value-type="float">
            <text:p>687352</text:p>
          </table:table-cell>
        </table:table-row>
        <table:table-row table:style-name="ro1">
          <table:table-cell office:value-type="float" office:value="687570" calcext:value-type="float">
            <text:p>687570</text:p>
          </table:table-cell>
        </table:table-row>
        <table:table-row table:style-name="ro1">
          <table:table-cell office:value-type="float" office:value="732878" calcext:value-type="float">
            <text:p>732878</text:p>
          </table:table-cell>
        </table:table-row>
        <table:table-row table:style-name="ro1">
          <table:table-cell office:value-type="float" office:value="725171" calcext:value-type="float">
            <text:p>725171</text:p>
          </table:table-cell>
        </table:table-row>
        <table:table-row table:style-name="ro1">
          <table:table-cell office:value-type="float" office:value="685140" calcext:value-type="float">
            <text:p>685140</text:p>
          </table:table-cell>
        </table:table-row>
        <table:table-row table:style-name="ro1">
          <table:table-cell office:value-type="float" office:value="687676" calcext:value-type="float">
            <text:p>687676</text:p>
          </table:table-cell>
        </table:table-row>
        <table:table-row table:style-name="ro1">
          <table:table-cell office:value-type="float" office:value="686773" calcext:value-type="float">
            <text:p>686773</text:p>
          </table:table-cell>
        </table:table-row>
        <table:table-row table:style-name="ro1">
          <table:table-cell office:value-type="float" office:value="720562" calcext:value-type="float">
            <text:p>720562</text:p>
          </table:table-cell>
        </table:table-row>
        <table:table-row table:style-name="ro1">
          <table:table-cell office:value-type="float" office:value="685342" calcext:value-type="float">
            <text:p>685342</text:p>
          </table:table-cell>
        </table:table-row>
        <table:table-row table:style-name="ro1">
          <table:table-cell office:value-type="float" office:value="696507" calcext:value-type="float">
            <text:p>696507</text:p>
          </table:table-cell>
        </table:table-row>
        <table:table-row table:style-name="ro1">
          <table:table-cell office:value-type="float" office:value="690995" calcext:value-type="float">
            <text:p>690995</text:p>
          </table:table-cell>
        </table:table-row>
        <table:table-row table:style-name="ro1">
          <table:table-cell office:value-type="float" office:value="695873" calcext:value-type="float">
            <text:p>695873</text:p>
          </table:table-cell>
        </table:table-row>
        <table:table-row table:style-name="ro1">
          <table:table-cell office:value-type="float" office:value="684840" calcext:value-type="float">
            <text:p>684840</text:p>
          </table:table-cell>
        </table:table-row>
        <table:table-row table:style-name="ro1">
          <table:table-cell office:value-type="float" office:value="688001" calcext:value-type="float">
            <text:p>688001</text:p>
          </table:table-cell>
        </table:table-row>
        <table:table-row table:style-name="ro1">
          <table:table-cell office:value-type="float" office:value="685511" calcext:value-type="float">
            <text:p>685511</text:p>
          </table:table-cell>
        </table:table-row>
        <table:table-row table:style-name="ro1">
          <table:table-cell office:value-type="float" office:value="685954" calcext:value-type="float">
            <text:p>685954</text:p>
          </table:table-cell>
        </table:table-row>
        <table:table-row table:style-name="ro1">
          <table:table-cell office:value-type="float" office:value="695771" calcext:value-type="float">
            <text:p>695771</text:p>
          </table:table-cell>
        </table:table-row>
        <table:table-row table:style-name="ro1">
          <table:table-cell office:value-type="float" office:value="684100" calcext:value-type="float">
            <text:p>684100</text:p>
          </table:table-cell>
        </table:table-row>
        <table:table-row table:style-name="ro1">
          <table:table-cell office:value-type="float" office:value="683986" calcext:value-type="float">
            <text:p>683986</text:p>
          </table:table-cell>
        </table:table-row>
        <table:table-row table:style-name="ro1">
          <table:table-cell office:value-type="float" office:value="690624" calcext:value-type="float">
            <text:p>690624</text:p>
          </table:table-cell>
        </table:table-row>
        <table:table-row table:style-name="ro1">
          <table:table-cell office:value-type="float" office:value="688253" calcext:value-type="float">
            <text:p>688253</text:p>
          </table:table-cell>
        </table:table-row>
        <table:table-row table:style-name="ro1">
          <table:table-cell office:value-type="float" office:value="686099" calcext:value-type="float">
            <text:p>686099</text:p>
          </table:table-cell>
        </table:table-row>
        <table:table-row table:style-name="ro1">
          <table:table-cell office:value-type="float" office:value="688036" calcext:value-type="float">
            <text:p>688036</text:p>
          </table:table-cell>
        </table:table-row>
        <table:table-row table:style-name="ro1">
          <table:table-cell office:value-type="float" office:value="684251" calcext:value-type="float">
            <text:p>684251</text:p>
          </table:table-cell>
        </table:table-row>
        <table:table-row table:style-name="ro1">
          <table:table-cell office:value-type="float" office:value="685457" calcext:value-type="float">
            <text:p>685457</text:p>
          </table:table-cell>
        </table:table-row>
        <table:table-row table:style-name="ro1">
          <table:table-cell office:value-type="float" office:value="686505" calcext:value-type="float">
            <text:p>686505</text:p>
          </table:table-cell>
        </table:table-row>
        <table:table-row table:style-name="ro1">
          <table:table-cell office:value-type="float" office:value="684958" calcext:value-type="float">
            <text:p>684958</text:p>
          </table:table-cell>
        </table:table-row>
        <table:table-row table:style-name="ro1">
          <table:table-cell office:value-type="float" office:value="686113" calcext:value-type="float">
            <text:p>686113</text:p>
          </table:table-cell>
        </table:table-row>
        <table:table-row table:style-name="ro1">
          <table:table-cell office:value-type="float" office:value="703450" calcext:value-type="float">
            <text:p>703450</text:p>
          </table:table-cell>
        </table:table-row>
        <table:table-row table:style-name="ro1">
          <table:table-cell office:value-type="float" office:value="699738" calcext:value-type="float">
            <text:p>699738</text:p>
          </table:table-cell>
        </table:table-row>
        <table:table-row table:style-name="ro1">
          <table:table-cell office:value-type="float" office:value="686126" calcext:value-type="float">
            <text:p>686126</text:p>
          </table:table-cell>
        </table:table-row>
        <table:table-row table:style-name="ro1">
          <table:table-cell office:value-type="float" office:value="694598" calcext:value-type="float">
            <text:p>694598</text:p>
          </table:table-cell>
        </table:table-row>
        <table:table-row table:style-name="ro1">
          <table:table-cell office:value-type="float" office:value="691743" calcext:value-type="float">
            <text:p>691743</text:p>
          </table:table-cell>
        </table:table-row>
        <table:table-row table:style-name="ro1">
          <table:table-cell office:value-type="float" office:value="685527" calcext:value-type="float">
            <text:p>685527</text:p>
          </table:table-cell>
        </table:table-row>
        <table:table-row table:style-name="ro1">
          <table:table-cell office:value-type="float" office:value="699697" calcext:value-type="float">
            <text:p>699697</text:p>
          </table:table-cell>
        </table:table-row>
        <table:table-row table:style-name="ro1">
          <table:table-cell office:value-type="float" office:value="687013" calcext:value-type="float">
            <text:p>687013</text:p>
          </table:table-cell>
        </table:table-row>
        <table:table-row table:style-name="ro1">
          <table:table-cell office:value-type="float" office:value="696570" calcext:value-type="float">
            <text:p>696570</text:p>
          </table:table-cell>
        </table:table-row>
        <table:table-row table:style-name="ro1">
          <table:table-cell office:value-type="float" office:value="685640" calcext:value-type="float">
            <text:p>685640</text:p>
          </table:table-cell>
        </table:table-row>
        <table:table-row table:style-name="ro1">
          <table:table-cell office:value-type="float" office:value="684479" calcext:value-type="float">
            <text:p>684479</text:p>
          </table:table-cell>
        </table:table-row>
        <table:table-row table:style-name="ro1">
          <table:table-cell office:value-type="float" office:value="685084" calcext:value-type="float">
            <text:p>685084</text:p>
          </table:table-cell>
        </table:table-row>
        <table:table-row table:style-name="ro1">
          <table:table-cell office:value-type="float" office:value="683992" calcext:value-type="float">
            <text:p>683992</text:p>
          </table:table-cell>
        </table:table-row>
        <table:table-row table:style-name="ro1">
          <table:table-cell office:value-type="float" office:value="684986" calcext:value-type="float">
            <text:p>684986</text:p>
          </table:table-cell>
        </table:table-row>
        <table:table-row table:style-name="ro1">
          <table:table-cell office:value-type="float" office:value="688053" calcext:value-type="float">
            <text:p>688053</text:p>
          </table:table-cell>
        </table:table-row>
        <table:table-row table:style-name="ro1">
          <table:table-cell office:value-type="float" office:value="739149" calcext:value-type="float">
            <text:p>739149</text:p>
          </table:table-cell>
        </table:table-row>
        <table:table-row table:style-name="ro1">
          <table:table-cell office:value-type="float" office:value="689585" calcext:value-type="float">
            <text:p>689585</text:p>
          </table:table-cell>
        </table:table-row>
        <table:table-row table:style-name="ro1">
          <table:table-cell office:value-type="float" office:value="684282" calcext:value-type="float">
            <text:p>684282</text:p>
          </table:table-cell>
        </table:table-row>
        <table:table-row table:style-name="ro1">
          <table:table-cell office:value-type="float" office:value="689865" calcext:value-type="float">
            <text:p>689865</text:p>
          </table:table-cell>
        </table:table-row>
        <table:table-row table:style-name="ro1">
          <table:table-cell office:value-type="float" office:value="685232" calcext:value-type="float">
            <text:p>685232</text:p>
          </table:table-cell>
        </table:table-row>
        <table:table-row table:style-name="ro1">
          <table:table-cell office:value-type="float" office:value="694908" calcext:value-type="float">
            <text:p>694908</text:p>
          </table:table-cell>
        </table:table-row>
        <table:table-row table:style-name="ro1">
          <table:table-cell office:value-type="float" office:value="738502" calcext:value-type="float">
            <text:p>738502</text:p>
          </table:table-cell>
        </table:table-row>
        <table:table-row table:style-name="ro1">
          <table:table-cell office:value-type="float" office:value="696391" calcext:value-type="float">
            <text:p>696391</text:p>
          </table:table-cell>
        </table:table-row>
        <table:table-row table:style-name="ro1">
          <table:table-cell office:value-type="float" office:value="695977" calcext:value-type="float">
            <text:p>695977</text:p>
          </table:table-cell>
        </table:table-row>
        <table:table-row table:style-name="ro1">
          <table:table-cell office:value-type="float" office:value="699445" calcext:value-type="float">
            <text:p>699445</text:p>
          </table:table-cell>
        </table:table-row>
        <table:table-row table:style-name="ro1">
          <table:table-cell office:value-type="float" office:value="692248" calcext:value-type="float">
            <text:p>692248</text:p>
          </table:table-cell>
        </table:table-row>
        <table:table-row table:style-name="ro1">
          <table:table-cell office:value-type="float" office:value="698004" calcext:value-type="float">
            <text:p>698004</text:p>
          </table:table-cell>
        </table:table-row>
        <table:table-row table:style-name="ro1">
          <table:table-cell office:value-type="float" office:value="687614" calcext:value-type="float">
            <text:p>687614</text:p>
          </table:table-cell>
        </table:table-row>
        <table:table-row table:style-name="ro1">
          <table:table-cell office:value-type="float" office:value="685673" calcext:value-type="float">
            <text:p>685673</text:p>
          </table:table-cell>
        </table:table-row>
        <table:table-row table:style-name="ro1">
          <table:table-cell office:value-type="float" office:value="687657" calcext:value-type="float">
            <text:p>687657</text:p>
          </table:table-cell>
        </table:table-row>
        <table:table-row table:style-name="ro1">
          <table:table-cell office:value-type="float" office:value="711790" calcext:value-type="float">
            <text:p>711790</text:p>
          </table:table-cell>
        </table:table-row>
        <table:table-row table:style-name="ro1">
          <table:table-cell office:value-type="float" office:value="810713" calcext:value-type="float">
            <text:p>810713</text:p>
          </table:table-cell>
        </table:table-row>
        <table:table-row table:style-name="ro1">
          <table:table-cell office:value-type="float" office:value="806149" calcext:value-type="float">
            <text:p>806149</text:p>
          </table:table-cell>
        </table:table-row>
        <table:table-row table:style-name="ro1">
          <table:table-cell office:value-type="float" office:value="809103" calcext:value-type="float">
            <text:p>809103</text:p>
          </table:table-cell>
        </table:table-row>
        <table:table-row table:style-name="ro1">
          <table:table-cell office:value-type="float" office:value="786593" calcext:value-type="float">
            <text:p>786593</text:p>
          </table:table-cell>
        </table:table-row>
        <table:table-row table:style-name="ro1">
          <table:table-cell office:value-type="float" office:value="843275" calcext:value-type="float">
            <text:p>843275</text:p>
          </table:table-cell>
        </table:table-row>
        <table:table-row table:style-name="ro1">
          <table:table-cell office:value-type="float" office:value="773955" calcext:value-type="float">
            <text:p>773955</text:p>
          </table:table-cell>
        </table:table-row>
        <table:table-row table:style-name="ro1">
          <table:table-cell office:value-type="float" office:value="815704" calcext:value-type="float">
            <text:p>815704</text:p>
          </table:table-cell>
        </table:table-row>
        <table:table-row table:style-name="ro1">
          <table:table-cell office:value-type="float" office:value="799377" calcext:value-type="float">
            <text:p>799377</text:p>
          </table:table-cell>
        </table:table-row>
        <table:table-row table:style-name="ro1">
          <table:table-cell office:value-type="float" office:value="805287" calcext:value-type="float">
            <text:p>805287</text:p>
          </table:table-cell>
        </table:table-row>
        <table:table-row table:style-name="ro1">
          <table:table-cell office:value-type="float" office:value="789364" calcext:value-type="float">
            <text:p>789364</text:p>
          </table:table-cell>
        </table:table-row>
        <table:table-row table:style-name="ro1">
          <table:table-cell office:value-type="float" office:value="797101" calcext:value-type="float">
            <text:p>797101</text:p>
          </table:table-cell>
        </table:table-row>
        <table:table-row table:style-name="ro1">
          <table:table-cell office:value-type="float" office:value="859160" calcext:value-type="float">
            <text:p>859160</text:p>
          </table:table-cell>
        </table:table-row>
        <table:table-row table:style-name="ro1">
          <table:table-cell office:value-type="float" office:value="769281" calcext:value-type="float">
            <text:p>769281</text:p>
          </table:table-cell>
        </table:table-row>
        <table:table-row table:style-name="ro1">
          <table:table-cell office:value-type="float" office:value="780576" calcext:value-type="float">
            <text:p>780576</text:p>
          </table:table-cell>
        </table:table-row>
        <table:table-row table:style-name="ro1">
          <table:table-cell office:value-type="float" office:value="799812" calcext:value-type="float">
            <text:p>799812</text:p>
          </table:table-cell>
        </table:table-row>
        <table:table-row table:style-name="ro1">
          <table:table-cell office:value-type="float" office:value="816635" calcext:value-type="float">
            <text:p>816635</text:p>
          </table:table-cell>
        </table:table-row>
        <table:table-row table:style-name="ro1">
          <table:table-cell office:value-type="float" office:value="846928" calcext:value-type="float">
            <text:p>846928</text:p>
          </table:table-cell>
        </table:table-row>
        <table:table-row table:style-name="ro1">
          <table:table-cell office:value-type="float" office:value="780669" calcext:value-type="float">
            <text:p>780669</text:p>
          </table:table-cell>
        </table:table-row>
        <table:table-row table:style-name="ro1">
          <table:table-cell office:value-type="float" office:value="857333" calcext:value-type="float">
            <text:p>857333</text:p>
          </table:table-cell>
        </table:table-row>
        <table:table-row table:style-name="ro1">
          <table:table-cell office:value-type="float" office:value="806625" calcext:value-type="float">
            <text:p>806625</text:p>
          </table:table-cell>
        </table:table-row>
        <table:table-row table:style-name="ro1">
          <table:table-cell office:value-type="float" office:value="785723" calcext:value-type="float">
            <text:p>785723</text:p>
          </table:table-cell>
        </table:table-row>
        <table:table-row table:style-name="ro1">
          <table:table-cell office:value-type="float" office:value="827207" calcext:value-type="float">
            <text:p>827207</text:p>
          </table:table-cell>
        </table:table-row>
        <table:table-row table:style-name="ro1">
          <table:table-cell office:value-type="float" office:value="835081" calcext:value-type="float">
            <text:p>835081</text:p>
          </table:table-cell>
        </table:table-row>
        <table:table-row table:style-name="ro1">
          <table:table-cell office:value-type="float" office:value="774528" calcext:value-type="float">
            <text:p>774528</text:p>
          </table:table-cell>
        </table:table-row>
        <table:table-row table:style-name="ro1">
          <table:table-cell office:value-type="float" office:value="776233" calcext:value-type="float">
            <text:p>776233</text:p>
          </table:table-cell>
        </table:table-row>
        <table:table-row table:style-name="ro1">
          <table:table-cell office:value-type="float" office:value="768817" calcext:value-type="float">
            <text:p>768817</text:p>
          </table:table-cell>
        </table:table-row>
        <table:table-row table:style-name="ro1">
          <table:table-cell office:value-type="float" office:value="773476" calcext:value-type="float">
            <text:p>773476</text:p>
          </table:table-cell>
        </table:table-row>
        <table:table-row table:style-name="ro1">
          <table:table-cell office:value-type="float" office:value="775007" calcext:value-type="float">
            <text:p>775007</text:p>
          </table:table-cell>
        </table:table-row>
        <table:table-row table:style-name="ro1">
          <table:table-cell office:value-type="float" office:value="771285" calcext:value-type="float">
            <text:p>771285</text:p>
          </table:table-cell>
        </table:table-row>
        <table:table-row table:style-name="ro1">
          <table:table-cell office:value-type="float" office:value="826556" calcext:value-type="float">
            <text:p>826556</text:p>
          </table:table-cell>
        </table:table-row>
        <table:table-row table:style-name="ro1">
          <table:table-cell office:value-type="float" office:value="771726" calcext:value-type="float">
            <text:p>771726</text:p>
          </table:table-cell>
        </table:table-row>
        <table:table-row table:style-name="ro1">
          <table:table-cell office:value-type="float" office:value="778107" calcext:value-type="float">
            <text:p>778107</text:p>
          </table:table-cell>
        </table:table-row>
        <table:table-row table:style-name="ro1">
          <table:table-cell office:value-type="float" office:value="818091" calcext:value-type="float">
            <text:p>818091</text:p>
          </table:table-cell>
        </table:table-row>
        <table:table-row table:style-name="ro1">
          <table:table-cell office:value-type="float" office:value="771284" calcext:value-type="float">
            <text:p>771284</text:p>
          </table:table-cell>
        </table:table-row>
        <table:table-row table:style-name="ro1">
          <table:table-cell office:value-type="float" office:value="774921" calcext:value-type="float">
            <text:p>774921</text:p>
          </table:table-cell>
        </table:table-row>
        <table:table-row table:style-name="ro1">
          <table:table-cell office:value-type="float" office:value="833616" calcext:value-type="float">
            <text:p>833616</text:p>
          </table:table-cell>
        </table:table-row>
        <table:table-row table:style-name="ro1">
          <table:table-cell office:value-type="float" office:value="776070" calcext:value-type="float">
            <text:p>776070</text:p>
          </table:table-cell>
        </table:table-row>
        <table:table-row table:style-name="ro1">
          <table:table-cell office:value-type="float" office:value="773717" calcext:value-type="float">
            <text:p>773717</text:p>
          </table:table-cell>
        </table:table-row>
        <table:table-row table:style-name="ro1">
          <table:table-cell office:value-type="float" office:value="802356" calcext:value-type="float">
            <text:p>802356</text:p>
          </table:table-cell>
        </table:table-row>
        <table:table-row table:style-name="ro1">
          <table:table-cell office:value-type="float" office:value="843467" calcext:value-type="float">
            <text:p>843467</text:p>
          </table:table-cell>
        </table:table-row>
        <table:table-row table:style-name="ro1">
          <table:table-cell office:value-type="float" office:value="837361" calcext:value-type="float">
            <text:p>837361</text:p>
          </table:table-cell>
        </table:table-row>
        <table:table-row table:style-name="ro1">
          <table:table-cell office:value-type="float" office:value="783391" calcext:value-type="float">
            <text:p>783391</text:p>
          </table:table-cell>
        </table:table-row>
        <table:table-row table:style-name="ro1">
          <table:table-cell office:value-type="float" office:value="773557" calcext:value-type="float">
            <text:p>773557</text:p>
          </table:table-cell>
        </table:table-row>
        <table:table-row table:style-name="ro1">
          <table:table-cell office:value-type="float" office:value="775746" calcext:value-type="float">
            <text:p>775746</text:p>
          </table:table-cell>
        </table:table-row>
        <table:table-row table:style-name="ro1">
          <table:table-cell office:value-type="float" office:value="786620" calcext:value-type="float">
            <text:p>786620</text:p>
          </table:table-cell>
        </table:table-row>
        <table:table-row table:style-name="ro1">
          <table:table-cell office:value-type="float" office:value="780725" calcext:value-type="float">
            <text:p>780725</text:p>
          </table:table-cell>
        </table:table-row>
        <table:table-row table:style-name="ro1">
          <table:table-cell office:value-type="float" office:value="776109" calcext:value-type="float">
            <text:p>776109</text:p>
          </table:table-cell>
        </table:table-row>
        <table:table-row table:style-name="ro1">
          <table:table-cell office:value-type="float" office:value="771091" calcext:value-type="float">
            <text:p>771091</text:p>
          </table:table-cell>
        </table:table-row>
        <table:table-row table:style-name="ro1">
          <table:table-cell office:value-type="float" office:value="785357" calcext:value-type="float">
            <text:p>785357</text:p>
          </table:table-cell>
        </table:table-row>
        <table:table-row table:style-name="ro1">
          <table:table-cell office:value-type="float" office:value="830637" calcext:value-type="float">
            <text:p>830637</text:p>
          </table:table-cell>
        </table:table-row>
        <table:table-row table:style-name="ro1">
          <table:table-cell office:value-type="float" office:value="828903" calcext:value-type="float">
            <text:p>828903</text:p>
          </table:table-cell>
        </table:table-row>
        <table:table-row table:style-name="ro1">
          <table:table-cell office:value-type="float" office:value="776524" calcext:value-type="float">
            <text:p>776524</text:p>
          </table:table-cell>
        </table:table-row>
        <table:table-row table:style-name="ro1">
          <table:table-cell office:value-type="float" office:value="775058" calcext:value-type="float">
            <text:p>775058</text:p>
          </table:table-cell>
        </table:table-row>
        <table:table-row table:style-name="ro1">
          <table:table-cell office:value-type="float" office:value="778462" calcext:value-type="float">
            <text:p>778462</text:p>
          </table:table-cell>
        </table:table-row>
        <table:table-row table:style-name="ro1">
          <table:table-cell office:value-type="float" office:value="777122" calcext:value-type="float">
            <text:p>777122</text:p>
          </table:table-cell>
        </table:table-row>
        <table:table-row table:style-name="ro1">
          <table:table-cell office:value-type="float" office:value="811127" calcext:value-type="float">
            <text:p>811127</text:p>
          </table:table-cell>
        </table:table-row>
        <table:table-row table:style-name="ro1">
          <table:table-cell office:value-type="float" office:value="780609" calcext:value-type="float">
            <text:p>780609</text:p>
          </table:table-cell>
        </table:table-row>
        <table:table-row table:style-name="ro1">
          <table:table-cell office:value-type="float" office:value="774089" calcext:value-type="float">
            <text:p>774089</text:p>
          </table:table-cell>
        </table:table-row>
        <table:table-row table:style-name="ro1">
          <table:table-cell office:value-type="float" office:value="811641" calcext:value-type="float">
            <text:p>811641</text:p>
          </table:table-cell>
        </table:table-row>
        <table:table-row table:style-name="ro1">
          <table:table-cell office:value-type="float" office:value="820445" calcext:value-type="float">
            <text:p>820445</text:p>
          </table:table-cell>
        </table:table-row>
        <table:table-row table:style-name="ro1">
          <table:table-cell office:value-type="float" office:value="769678" calcext:value-type="float">
            <text:p>769678</text:p>
          </table:table-cell>
        </table:table-row>
        <table:table-row table:style-name="ro1">
          <table:table-cell office:value-type="float" office:value="772674" calcext:value-type="float">
            <text:p>772674</text:p>
          </table:table-cell>
        </table:table-row>
        <table:table-row table:style-name="ro1">
          <table:table-cell office:value-type="float" office:value="779275" calcext:value-type="float">
            <text:p>779275</text:p>
          </table:table-cell>
        </table:table-row>
        <table:table-row table:style-name="ro1">
          <table:table-cell office:value-type="float" office:value="770737" calcext:value-type="float">
            <text:p>770737</text:p>
          </table:table-cell>
        </table:table-row>
        <table:table-row table:style-name="ro1">
          <table:table-cell office:value-type="float" office:value="765882" calcext:value-type="float">
            <text:p>765882</text:p>
          </table:table-cell>
        </table:table-row>
        <table:table-row table:style-name="ro1">
          <table:table-cell office:value-type="float" office:value="770665" calcext:value-type="float">
            <text:p>770665</text:p>
          </table:table-cell>
        </table:table-row>
        <table:table-row table:style-name="ro1">
          <table:table-cell office:value-type="float" office:value="817906" calcext:value-type="float">
            <text:p>817906</text:p>
          </table:table-cell>
        </table:table-row>
        <table:table-row table:style-name="ro1">
          <table:table-cell office:value-type="float" office:value="776147" calcext:value-type="float">
            <text:p>776147</text:p>
          </table:table-cell>
        </table:table-row>
        <table:table-row table:style-name="ro1">
          <table:table-cell office:value-type="float" office:value="772015" calcext:value-type="float">
            <text:p>772015</text:p>
          </table:table-cell>
        </table:table-row>
        <table:table-row table:style-name="ro1">
          <table:table-cell office:value-type="float" office:value="769617" calcext:value-type="float">
            <text:p>769617</text:p>
          </table:table-cell>
        </table:table-row>
        <table:table-row table:style-name="ro1">
          <table:table-cell office:value-type="float" office:value="773282" calcext:value-type="float">
            <text:p>773282</text:p>
          </table:table-cell>
        </table:table-row>
        <table:table-row table:style-name="ro1">
          <table:table-cell office:value-type="float" office:value="825751" calcext:value-type="float">
            <text:p>825751</text:p>
          </table:table-cell>
        </table:table-row>
        <table:table-row table:style-name="ro1">
          <table:table-cell office:value-type="float" office:value="774757" calcext:value-type="float">
            <text:p>774757</text:p>
          </table:table-cell>
        </table:table-row>
        <table:table-row table:style-name="ro1">
          <table:table-cell office:value-type="float" office:value="767211" calcext:value-type="float">
            <text:p>767211</text:p>
          </table:table-cell>
        </table:table-row>
        <table:table-row table:style-name="ro1">
          <table:table-cell office:value-type="float" office:value="807231" calcext:value-type="float">
            <text:p>807231</text:p>
          </table:table-cell>
        </table:table-row>
        <table:table-row table:style-name="ro1">
          <table:table-cell office:value-type="float" office:value="773701" calcext:value-type="float">
            <text:p>773701</text:p>
          </table:table-cell>
        </table:table-row>
        <table:table-row table:style-name="ro1">
          <table:table-cell office:value-type="float" office:value="772720" calcext:value-type="float">
            <text:p>772720</text:p>
          </table:table-cell>
        </table:table-row>
        <table:table-row table:style-name="ro1">
          <table:table-cell office:value-type="float" office:value="771345" calcext:value-type="float">
            <text:p>771345</text:p>
          </table:table-cell>
        </table:table-row>
        <table:table-row table:style-name="ro1">
          <table:table-cell office:value-type="float" office:value="774807" calcext:value-type="float">
            <text:p>774807</text:p>
          </table:table-cell>
        </table:table-row>
        <table:table-row table:style-name="ro1">
          <table:table-cell office:value-type="float" office:value="773910" calcext:value-type="float">
            <text:p>773910</text:p>
          </table:table-cell>
        </table:table-row>
        <table:table-row table:style-name="ro1">
          <table:table-cell office:value-type="float" office:value="772459" calcext:value-type="float">
            <text:p>772459</text:p>
          </table:table-cell>
        </table:table-row>
        <table:table-row table:style-name="ro1">
          <table:table-cell office:value-type="float" office:value="822179" calcext:value-type="float">
            <text:p>822179</text:p>
          </table:table-cell>
        </table:table-row>
        <table:table-row table:style-name="ro1">
          <table:table-cell office:value-type="float" office:value="821888" calcext:value-type="float">
            <text:p>821888</text:p>
          </table:table-cell>
        </table:table-row>
        <table:table-row table:style-name="ro1">
          <table:table-cell office:value-type="float" office:value="773175" calcext:value-type="float">
            <text:p>773175</text:p>
          </table:table-cell>
        </table:table-row>
        <table:table-row table:style-name="ro1">
          <table:table-cell office:value-type="float" office:value="823265" calcext:value-type="float">
            <text:p>823265</text:p>
          </table:table-cell>
        </table:table-row>
        <table:table-row table:style-name="ro1">
          <table:table-cell office:value-type="float" office:value="805223" calcext:value-type="float">
            <text:p>805223</text:p>
          </table:table-cell>
        </table:table-row>
        <table:table-row table:style-name="ro1">
          <table:table-cell office:value-type="float" office:value="871660" calcext:value-type="float">
            <text:p>871660</text:p>
          </table:table-cell>
        </table:table-row>
        <table:table-row table:style-name="ro1">
          <table:table-cell office:value-type="float" office:value="820829" calcext:value-type="float">
            <text:p>820829</text:p>
          </table:table-cell>
        </table:table-row>
        <table:table-row table:style-name="ro1">
          <table:table-cell office:value-type="float" office:value="823344" calcext:value-type="float">
            <text:p>823344</text:p>
          </table:table-cell>
        </table:table-row>
        <table:table-row table:style-name="ro1">
          <table:table-cell office:value-type="float" office:value="818009" calcext:value-type="float">
            <text:p>818009</text:p>
          </table:table-cell>
        </table:table-row>
        <table:table-row table:style-name="ro1">
          <table:table-cell office:value-type="float" office:value="774979" calcext:value-type="float">
            <text:p>774979</text:p>
          </table:table-cell>
        </table:table-row>
        <table:table-row table:style-name="ro1">
          <table:table-cell office:value-type="float" office:value="768745" calcext:value-type="float">
            <text:p>768745</text:p>
          </table:table-cell>
        </table:table-row>
        <table:table-row table:style-name="ro1">
          <table:table-cell office:value-type="float" office:value="803325" calcext:value-type="float">
            <text:p>803325</text:p>
          </table:table-cell>
        </table:table-row>
        <table:table-row table:style-name="ro1">
          <table:table-cell office:value-type="float" office:value="774849" calcext:value-type="float">
            <text:p>774849</text:p>
          </table:table-cell>
        </table:table-row>
        <table:table-row table:style-name="ro1">
          <table:table-cell office:value-type="float" office:value="774775" calcext:value-type="float">
            <text:p>774775</text:p>
          </table:table-cell>
        </table:table-row>
        <table:table-row table:style-name="ro1">
          <table:table-cell office:value-type="float" office:value="773393" calcext:value-type="float">
            <text:p>773393</text:p>
          </table:table-cell>
        </table:table-row>
        <table:table-row table:style-name="ro1">
          <table:table-cell office:value-type="float" office:value="772210" calcext:value-type="float">
            <text:p>772210</text:p>
          </table:table-cell>
        </table:table-row>
        <table:table-row table:style-name="ro1">
          <table:table-cell office:value-type="float" office:value="812636" calcext:value-type="float">
            <text:p>812636</text:p>
          </table:table-cell>
        </table:table-row>
        <table:table-row table:style-name="ro1">
          <table:table-cell office:value-type="float" office:value="772734" calcext:value-type="float">
            <text:p>772734</text:p>
          </table:table-cell>
        </table:table-row>
        <table:table-row table:style-name="ro1">
          <table:table-cell office:value-type="float" office:value="796014" calcext:value-type="float">
            <text:p>796014</text:p>
          </table:table-cell>
        </table:table-row>
        <table:table-row table:style-name="ro1">
          <table:table-cell office:value-type="float" office:value="821048" calcext:value-type="float">
            <text:p>821048</text:p>
          </table:table-cell>
        </table:table-row>
        <table:table-row table:style-name="ro1">
          <table:table-cell office:value-type="float" office:value="821097" calcext:value-type="float">
            <text:p>821097</text:p>
          </table:table-cell>
        </table:table-row>
        <table:table-row table:style-name="ro1">
          <table:table-cell office:value-type="float" office:value="822831" calcext:value-type="float">
            <text:p>822831</text:p>
          </table:table-cell>
        </table:table-row>
        <table:table-row table:style-name="ro1">
          <table:table-cell office:value-type="float" office:value="825681" calcext:value-type="float">
            <text:p>825681</text:p>
          </table:table-cell>
        </table:table-row>
        <table:table-row table:style-name="ro1">
          <table:table-cell office:value-type="float" office:value="782903" calcext:value-type="float">
            <text:p>782903</text:p>
          </table:table-cell>
        </table:table-row>
        <table:table-row table:style-name="ro1">
          <table:table-cell office:value-type="float" office:value="771403" calcext:value-type="float">
            <text:p>771403</text:p>
          </table:table-cell>
        </table:table-row>
        <table:table-row table:style-name="ro1">
          <table:table-cell office:value-type="float" office:value="772065" calcext:value-type="float">
            <text:p>772065</text:p>
          </table:table-cell>
        </table:table-row>
        <table:table-row table:style-name="ro1">
          <table:table-cell office:value-type="float" office:value="776923" calcext:value-type="float">
            <text:p>776923</text:p>
          </table:table-cell>
        </table:table-row>
        <table:table-row table:style-name="ro1">
          <table:table-cell office:value-type="float" office:value="821371" calcext:value-type="float">
            <text:p>821371</text:p>
          </table:table-cell>
        </table:table-row>
        <table:table-row table:style-name="ro1">
          <table:table-cell office:value-type="float" office:value="774253" calcext:value-type="float">
            <text:p>774253</text:p>
          </table:table-cell>
        </table:table-row>
        <table:table-row table:style-name="ro1">
          <table:table-cell office:value-type="float" office:value="768770" calcext:value-type="float">
            <text:p>768770</text:p>
          </table:table-cell>
        </table:table-row>
        <table:table-row table:style-name="ro1">
          <table:table-cell office:value-type="float" office:value="773660" calcext:value-type="float">
            <text:p>773660</text:p>
          </table:table-cell>
        </table:table-row>
        <table:table-row table:style-name="ro1">
          <table:table-cell office:value-type="float" office:value="778973" calcext:value-type="float">
            <text:p>778973</text:p>
          </table:table-cell>
        </table:table-row>
        <table:table-row table:style-name="ro1">
          <table:table-cell office:value-type="float" office:value="776945" calcext:value-type="float">
            <text:p>776945</text:p>
          </table:table-cell>
        </table:table-row>
        <table:table-row table:style-name="ro1">
          <table:table-cell office:value-type="float" office:value="824680" calcext:value-type="float">
            <text:p>824680</text:p>
          </table:table-cell>
        </table:table-row>
        <table:table-row table:style-name="ro1">
          <table:table-cell office:value-type="float" office:value="820901" calcext:value-type="float">
            <text:p>820901</text:p>
          </table:table-cell>
        </table:table-row>
        <table:table-row table:style-name="ro1">
          <table:table-cell office:value-type="float" office:value="819847" calcext:value-type="float">
            <text:p>819847</text:p>
          </table:table-cell>
        </table:table-row>
        <table:table-row table:style-name="ro1">
          <table:table-cell office:value-type="float" office:value="821862" calcext:value-type="float">
            <text:p>821862</text:p>
          </table:table-cell>
        </table:table-row>
        <table:table-row table:style-name="ro1">
          <table:table-cell office:value-type="float" office:value="799217" calcext:value-type="float">
            <text:p>799217</text:p>
          </table:table-cell>
        </table:table-row>
        <table:table-row table:style-name="ro1">
          <table:table-cell office:value-type="float" office:value="770726" calcext:value-type="float">
            <text:p>770726</text:p>
          </table:table-cell>
        </table:table-row>
        <table:table-row table:style-name="ro1">
          <table:table-cell office:value-type="float" office:value="786193" calcext:value-type="float">
            <text:p>786193</text:p>
          </table:table-cell>
        </table:table-row>
        <table:table-row table:style-name="ro1">
          <table:table-cell office:value-type="float" office:value="765915" calcext:value-type="float">
            <text:p>765915</text:p>
          </table:table-cell>
        </table:table-row>
        <table:table-row table:style-name="ro1">
          <table:table-cell office:value-type="float" office:value="771789" calcext:value-type="float">
            <text:p>771789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</table:table-row>
        <table:table-row table:style-name="ro1">
          <table:table-cell office:value-type="float" office:value="820465" calcext:value-type="float">
            <text:p>820465</text:p>
          </table:table-cell>
        </table:table-row>
        <table:table-row table:style-name="ro1">
          <table:table-cell office:value-type="float" office:value="824907" calcext:value-type="float">
            <text:p>824907</text:p>
          </table:table-cell>
        </table:table-row>
        <table:table-row table:style-name="ro1">
          <table:table-cell office:value-type="float" office:value="820399" calcext:value-type="float">
            <text:p>820399</text:p>
          </table:table-cell>
        </table:table-row>
        <table:table-row table:style-name="ro1">
          <table:table-cell office:value-type="float" office:value="821379" calcext:value-type="float">
            <text:p>821379</text:p>
          </table:table-cell>
        </table:table-row>
        <table:table-row table:style-name="ro1">
          <table:table-cell office:value-type="float" office:value="778219" calcext:value-type="float">
            <text:p>778219</text:p>
          </table:table-cell>
        </table:table-row>
        <table:table-row table:style-name="ro1">
          <table:table-cell office:value-type="float" office:value="829100" calcext:value-type="float">
            <text:p>829100</text:p>
          </table:table-cell>
        </table:table-row>
        <table:table-row table:style-name="ro1">
          <table:table-cell office:value-type="float" office:value="772558" calcext:value-type="float">
            <text:p>772558</text:p>
          </table:table-cell>
        </table:table-row>
        <table:table-row table:style-name="ro1">
          <table:table-cell office:value-type="float" office:value="773826" calcext:value-type="float">
            <text:p>773826</text:p>
          </table:table-cell>
        </table:table-row>
        <table:table-row table:style-name="ro1">
          <table:table-cell office:value-type="float" office:value="776910" calcext:value-type="float">
            <text:p>776910</text:p>
          </table:table-cell>
        </table:table-row>
        <table:table-row table:style-name="ro1">
          <table:table-cell office:value-type="float" office:value="819239" calcext:value-type="float">
            <text:p>819239</text:p>
          </table:table-cell>
        </table:table-row>
        <table:table-row table:style-name="ro1">
          <table:table-cell office:value-type="float" office:value="816417" calcext:value-type="float">
            <text:p>816417</text:p>
          </table:table-cell>
        </table:table-row>
        <table:table-row table:style-name="ro1">
          <table:table-cell office:value-type="float" office:value="873230" calcext:value-type="float">
            <text:p>873230</text:p>
          </table:table-cell>
        </table:table-row>
        <table:table-row table:style-name="ro1">
          <table:table-cell office:value-type="float" office:value="828960" calcext:value-type="float">
            <text:p>828960</text:p>
          </table:table-cell>
        </table:table-row>
        <table:table-row table:style-name="ro1">
          <table:table-cell office:value-type="float" office:value="1044799" calcext:value-type="float">
            <text:p>1044799</text:p>
          </table:table-cell>
        </table:table-row>
        <table:table-row table:style-name="ro1">
          <table:table-cell office:value-type="float" office:value="1355651" calcext:value-type="float">
            <text:p>1355651</text:p>
          </table:table-cell>
        </table:table-row>
        <table:table-row table:style-name="ro1">
          <table:table-cell office:value-type="float" office:value="1270703" calcext:value-type="float">
            <text:p>1270703</text:p>
          </table:table-cell>
        </table:table-row>
        <table:table-row table:style-name="ro1">
          <table:table-cell office:value-type="float" office:value="1074719" calcext:value-type="float">
            <text:p>1074719</text:p>
          </table:table-cell>
        </table:table-row>
        <table:table-row table:style-name="ro1">
          <table:table-cell office:value-type="float" office:value="905761" calcext:value-type="float">
            <text:p>905761</text:p>
          </table:table-cell>
        </table:table-row>
        <table:table-row table:style-name="ro1">
          <table:table-cell office:value-type="float" office:value="906091" calcext:value-type="float">
            <text:p>906091</text:p>
          </table:table-cell>
        </table:table-row>
        <table:table-row table:style-name="ro1">
          <table:table-cell office:value-type="float" office:value="907829" calcext:value-type="float">
            <text:p>907829</text:p>
          </table:table-cell>
        </table:table-row>
        <table:table-row table:style-name="ro1">
          <table:table-cell office:value-type="float" office:value="872347" calcext:value-type="float">
            <text:p>872347</text:p>
          </table:table-cell>
        </table:table-row>
        <table:table-row table:style-name="ro1">
          <table:table-cell office:value-type="float" office:value="857500" calcext:value-type="float">
            <text:p>857500</text:p>
          </table:table-cell>
        </table:table-row>
        <table:table-row table:style-name="ro1">
          <table:table-cell office:value-type="float" office:value="820239" calcext:value-type="float">
            <text:p>820239</text:p>
          </table:table-cell>
        </table:table-row>
        <table:table-row table:style-name="ro1">
          <table:table-cell office:value-type="float" office:value="819976" calcext:value-type="float">
            <text:p>819976</text:p>
          </table:table-cell>
        </table:table-row>
        <table:table-row table:style-name="ro1">
          <table:table-cell office:value-type="float" office:value="821415" calcext:value-type="float">
            <text:p>821415</text:p>
          </table:table-cell>
        </table:table-row>
        <table:table-row table:style-name="ro1">
          <table:table-cell office:value-type="float" office:value="782411" calcext:value-type="float">
            <text:p>782411</text:p>
          </table:table-cell>
        </table:table-row>
        <table:table-row table:style-name="ro1">
          <table:table-cell office:value-type="float" office:value="828743" calcext:value-type="float">
            <text:p>828743</text:p>
          </table:table-cell>
        </table:table-row>
        <table:table-row table:style-name="ro1">
          <table:table-cell office:value-type="float" office:value="816173" calcext:value-type="float">
            <text:p>816173</text:p>
          </table:table-cell>
        </table:table-row>
        <table:table-row table:style-name="ro1">
          <table:table-cell office:value-type="float" office:value="827503" calcext:value-type="float">
            <text:p>827503</text:p>
          </table:table-cell>
        </table:table-row>
        <table:table-row table:style-name="ro1">
          <table:table-cell office:value-type="float" office:value="775939" calcext:value-type="float">
            <text:p>775939</text:p>
          </table:table-cell>
        </table:table-row>
        <table:table-row table:style-name="ro1">
          <table:table-cell office:value-type="float" office:value="818408" calcext:value-type="float">
            <text:p>818408</text:p>
          </table:table-cell>
        </table:table-row>
        <table:table-row table:style-name="ro1">
          <table:table-cell office:value-type="float" office:value="869766" calcext:value-type="float">
            <text:p>869766</text:p>
          </table:table-cell>
        </table:table-row>
        <table:table-row table:style-name="ro1">
          <table:table-cell office:value-type="float" office:value="825603" calcext:value-type="float">
            <text:p>825603</text:p>
          </table:table-cell>
        </table:table-row>
        <table:table-row table:style-name="ro1">
          <table:table-cell office:value-type="float" office:value="826871" calcext:value-type="float">
            <text:p>826871</text:p>
          </table:table-cell>
        </table:table-row>
        <table:table-row table:style-name="ro1">
          <table:table-cell office:value-type="float" office:value="791026" calcext:value-type="float">
            <text:p>791026</text:p>
          </table:table-cell>
        </table:table-row>
        <table:table-row table:style-name="ro1">
          <table:table-cell office:value-type="float" office:value="770639" calcext:value-type="float">
            <text:p>770639</text:p>
          </table:table-cell>
        </table:table-row>
        <table:table-row table:style-name="ro1">
          <table:table-cell office:value-type="float" office:value="772906" calcext:value-type="float">
            <text:p>772906</text:p>
          </table:table-cell>
        </table:table-row>
        <table:table-row table:style-name="ro1">
          <table:table-cell office:value-type="float" office:value="773286" calcext:value-type="float">
            <text:p>773286</text:p>
          </table:table-cell>
        </table:table-row>
        <table:table-row table:style-name="ro1">
          <table:table-cell office:value-type="float" office:value="827125" calcext:value-type="float">
            <text:p>827125</text:p>
          </table:table-cell>
        </table:table-row>
        <table:table-row table:style-name="ro1">
          <table:table-cell office:value-type="float" office:value="811933" calcext:value-type="float">
            <text:p>811933</text:p>
          </table:table-cell>
        </table:table-row>
        <table:table-row table:style-name="ro1">
          <table:table-cell office:value-type="float" office:value="823579" calcext:value-type="float">
            <text:p>823579</text:p>
          </table:table-cell>
        </table:table-row>
        <table:table-row table:style-name="ro1">
          <table:table-cell office:value-type="float" office:value="821623" calcext:value-type="float">
            <text:p>821623</text:p>
          </table:table-cell>
        </table:table-row>
        <table:table-row table:style-name="ro1">
          <table:table-cell office:value-type="float" office:value="824018" calcext:value-type="float">
            <text:p>824018</text:p>
          </table:table-cell>
        </table:table-row>
        <table:table-row table:style-name="ro1">
          <table:table-cell office:value-type="float" office:value="816643" calcext:value-type="float">
            <text:p>816643</text:p>
          </table:table-cell>
        </table:table-row>
        <table:table-row table:style-name="ro1">
          <table:table-cell office:value-type="float" office:value="776253" calcext:value-type="float">
            <text:p>776253</text:p>
          </table:table-cell>
        </table:table-row>
        <table:table-row table:style-name="ro1">
          <table:table-cell office:value-type="float" office:value="770640" calcext:value-type="float">
            <text:p>770640</text:p>
          </table:table-cell>
        </table:table-row>
        <table:table-row table:style-name="ro1">
          <table:table-cell office:value-type="float" office:value="770881" calcext:value-type="float">
            <text:p>770881</text:p>
          </table:table-cell>
        </table:table-row>
        <table:table-row table:style-name="ro1">
          <table:table-cell office:value-type="float" office:value="820840" calcext:value-type="float">
            <text:p>820840</text:p>
          </table:table-cell>
        </table:table-row>
        <table:table-row table:style-name="ro1">
          <table:table-cell office:value-type="float" office:value="783790" calcext:value-type="float">
            <text:p>783790</text:p>
          </table:table-cell>
        </table:table-row>
        <table:table-row table:style-name="ro1">
          <table:table-cell office:value-type="float" office:value="885680" calcext:value-type="float">
            <text:p>885680</text:p>
          </table:table-cell>
        </table:table-row>
        <table:table-row table:style-name="ro1">
          <table:table-cell office:value-type="float" office:value="882335" calcext:value-type="float">
            <text:p>882335</text:p>
          </table:table-cell>
        </table:table-row>
        <table:table-row table:style-name="ro1">
          <table:table-cell office:value-type="float" office:value="821341" calcext:value-type="float">
            <text:p>821341</text:p>
          </table:table-cell>
        </table:table-row>
        <table:table-row table:style-name="ro1">
          <table:table-cell office:value-type="float" office:value="823117" calcext:value-type="float">
            <text:p>823117</text:p>
          </table:table-cell>
        </table:table-row>
        <table:table-row table:style-name="ro1">
          <table:table-cell office:value-type="float" office:value="1165889" calcext:value-type="float">
            <text:p>1165889</text:p>
          </table:table-cell>
        </table:table-row>
        <table:table-row table:style-name="ro1">
          <table:table-cell office:value-type="float" office:value="1268706" calcext:value-type="float">
            <text:p>1268706</text:p>
          </table:table-cell>
        </table:table-row>
        <table:table-row table:style-name="ro1">
          <table:table-cell office:value-type="float" office:value="1273017" calcext:value-type="float">
            <text:p>1273017</text:p>
          </table:table-cell>
        </table:table-row>
        <table:table-row table:style-name="ro1">
          <table:table-cell office:value-type="float" office:value="999481" calcext:value-type="float">
            <text:p>999481</text:p>
          </table:table-cell>
        </table:table-row>
        <table:table-row table:style-name="ro1">
          <table:table-cell office:value-type="float" office:value="979596" calcext:value-type="float">
            <text:p>979596</text:p>
          </table:table-cell>
        </table:table-row>
        <table:table-row table:style-name="ro1">
          <table:table-cell office:value-type="float" office:value="908459" calcext:value-type="float">
            <text:p>908459</text:p>
          </table:table-cell>
        </table:table-row>
        <table:table-row table:style-name="ro1">
          <table:table-cell office:value-type="float" office:value="959637" calcext:value-type="float">
            <text:p>959637</text:p>
          </table:table-cell>
        </table:table-row>
        <table:table-row table:style-name="ro1">
          <table:table-cell office:value-type="float" office:value="902073" calcext:value-type="float">
            <text:p>902073</text:p>
          </table:table-cell>
        </table:table-row>
        <table:table-row table:style-name="ro1">
          <table:table-cell office:value-type="float" office:value="821710" calcext:value-type="float">
            <text:p>821710</text:p>
          </table:table-cell>
        </table:table-row>
        <table:table-row table:style-name="ro1">
          <table:table-cell office:value-type="float" office:value="815245" calcext:value-type="float">
            <text:p>815245</text:p>
          </table:table-cell>
        </table:table-row>
        <table:table-row table:style-name="ro1">
          <table:table-cell office:value-type="float" office:value="871607" calcext:value-type="float">
            <text:p>871607</text:p>
          </table:table-cell>
        </table:table-row>
        <table:table-row table:style-name="ro1">
          <table:table-cell office:value-type="float" office:value="857031" calcext:value-type="float">
            <text:p>857031</text:p>
          </table:table-cell>
        </table:table-row>
        <table:table-row table:style-name="ro1">
          <table:table-cell office:value-type="float" office:value="771614" calcext:value-type="float">
            <text:p>771614</text:p>
          </table:table-cell>
        </table:table-row>
        <table:table-row table:style-name="ro1">
          <table:table-cell office:value-type="float" office:value="772141" calcext:value-type="float">
            <text:p>772141</text:p>
          </table:table-cell>
        </table:table-row>
        <table:table-row table:style-name="ro1">
          <table:table-cell office:value-type="float" office:value="767397" calcext:value-type="float">
            <text:p>767397</text:p>
          </table:table-cell>
        </table:table-row>
        <table:table-row table:style-name="ro1">
          <table:table-cell office:value-type="float" office:value="769079" calcext:value-type="float">
            <text:p>769079</text:p>
          </table:table-cell>
        </table:table-row>
        <table:table-row table:style-name="ro1">
          <table:table-cell office:value-type="float" office:value="849188" calcext:value-type="float">
            <text:p>849188</text:p>
          </table:table-cell>
        </table:table-row>
        <table:table-row table:style-name="ro1">
          <table:table-cell office:value-type="float" office:value="818868" calcext:value-type="float">
            <text:p>818868</text:p>
          </table:table-cell>
        </table:table-row>
        <table:table-row table:style-name="ro1">
          <table:table-cell office:value-type="float" office:value="884152" calcext:value-type="float">
            <text:p>884152</text:p>
          </table:table-cell>
        </table:table-row>
        <table:table-row table:style-name="ro1">
          <table:table-cell office:value-type="float" office:value="819992" calcext:value-type="float">
            <text:p>819992</text:p>
          </table:table-cell>
        </table:table-row>
        <table:table-row table:style-name="ro1">
          <table:table-cell office:value-type="float" office:value="857633" calcext:value-type="float">
            <text:p>857633</text:p>
          </table:table-cell>
        </table:table-row>
        <table:table-row table:style-name="ro1">
          <table:table-cell office:value-type="float" office:value="823164" calcext:value-type="float">
            <text:p>823164</text:p>
          </table:table-cell>
        </table:table-row>
        <table:table-row table:style-name="ro1">
          <table:table-cell office:value-type="float" office:value="768833" calcext:value-type="float">
            <text:p>768833</text:p>
          </table:table-cell>
        </table:table-row>
        <table:table-row table:style-name="ro1">
          <table:table-cell office:value-type="float" office:value="773866" calcext:value-type="float">
            <text:p>773866</text:p>
          </table:table-cell>
        </table:table-row>
        <table:table-row table:style-name="ro1">
          <table:table-cell office:value-type="float" office:value="828537" calcext:value-type="float">
            <text:p>828537</text:p>
          </table:table-cell>
        </table:table-row>
        <table:table-row table:style-name="ro1">
          <table:table-cell office:value-type="float" office:value="821348" calcext:value-type="float">
            <text:p>821348</text:p>
          </table:table-cell>
        </table:table-row>
        <table:table-row table:style-name="ro1">
          <table:table-cell office:value-type="float" office:value="820042" calcext:value-type="float">
            <text:p>820042</text:p>
          </table:table-cell>
        </table:table-row>
        <table:table-row table:style-name="ro1">
          <table:table-cell office:value-type="float" office:value="867807" calcext:value-type="float">
            <text:p>867807</text:p>
          </table:table-cell>
        </table:table-row>
        <table:table-row table:style-name="ro1">
          <table:table-cell office:value-type="float" office:value="818715" calcext:value-type="float">
            <text:p>818715</text:p>
          </table:table-cell>
        </table:table-row>
        <table:table-row table:style-name="ro1">
          <table:table-cell office:value-type="float" office:value="819240" calcext:value-type="float">
            <text:p>819240</text:p>
          </table:table-cell>
        </table:table-row>
        <table:table-row table:style-name="ro1">
          <table:table-cell office:value-type="float" office:value="1182314" calcext:value-type="float">
            <text:p>1182314</text:p>
          </table:table-cell>
        </table:table-row>
        <table:table-row table:style-name="ro1">
          <table:table-cell office:value-type="float" office:value="1270647" calcext:value-type="float">
            <text:p>1270647</text:p>
          </table:table-cell>
        </table:table-row>
        <table:table-row table:style-name="ro1">
          <table:table-cell office:value-type="float" office:value="1267131" calcext:value-type="float">
            <text:p>1267131</text:p>
          </table:table-cell>
        </table:table-row>
        <table:table-row table:style-name="ro1">
          <table:table-cell office:value-type="float" office:value="1033048" calcext:value-type="float">
            <text:p>1033048</text:p>
          </table:table-cell>
        </table:table-row>
        <table:table-row table:style-name="ro1">
          <table:table-cell office:value-type="float" office:value="904647" calcext:value-type="float">
            <text:p>904647</text:p>
          </table:table-cell>
        </table:table-row>
        <table:table-row table:style-name="ro1">
          <table:table-cell office:value-type="float" office:value="968530" calcext:value-type="float">
            <text:p>968530</text:p>
          </table:table-cell>
        </table:table-row>
        <table:table-row table:style-name="ro1">
          <table:table-cell office:value-type="float" office:value="906363" calcext:value-type="float">
            <text:p>906363</text:p>
          </table:table-cell>
        </table:table-row>
        <table:table-row table:style-name="ro1">
          <table:table-cell office:value-type="float" office:value="860636" calcext:value-type="float">
            <text:p>860636</text:p>
          </table:table-cell>
        </table:table-row>
        <table:table-row table:style-name="ro1">
          <table:table-cell office:value-type="float" office:value="819594" calcext:value-type="float">
            <text:p>819594</text:p>
          </table:table-cell>
        </table:table-row>
        <table:table-row table:style-name="ro1">
          <table:table-cell office:value-type="float" office:value="822681" calcext:value-type="float">
            <text:p>822681</text:p>
          </table:table-cell>
        </table:table-row>
        <table:table-row table:style-name="ro1">
          <table:table-cell office:value-type="float" office:value="820012" calcext:value-type="float">
            <text:p>820012</text:p>
          </table:table-cell>
        </table:table-row>
        <table:table-row table:style-name="ro1">
          <table:table-cell office:value-type="float" office:value="814910" calcext:value-type="float">
            <text:p>814910</text:p>
          </table:table-cell>
        </table:table-row>
        <table:table-row table:style-name="ro1">
          <table:table-cell office:value-type="float" office:value="768429" calcext:value-type="float">
            <text:p>768429</text:p>
          </table:table-cell>
        </table:table-row>
        <table:table-row table:style-name="ro1">
          <table:table-cell office:value-type="float" office:value="815726" calcext:value-type="float">
            <text:p>815726</text:p>
          </table:table-cell>
        </table:table-row>
        <table:table-row table:style-name="ro1">
          <table:table-cell office:value-type="float" office:value="768959" calcext:value-type="float">
            <text:p>768959</text:p>
          </table:table-cell>
        </table:table-row>
        <table:table-row table:style-name="ro1">
          <table:table-cell office:value-type="float" office:value="810327" calcext:value-type="float">
            <text:p>810327</text:p>
          </table:table-cell>
        </table:table-row>
        <table:table-row table:style-name="ro1">
          <table:table-cell office:value-type="float" office:value="772077" calcext:value-type="float">
            <text:p>772077</text:p>
          </table:table-cell>
        </table:table-row>
        <table:table-row table:style-name="ro1">
          <table:table-cell office:value-type="float" office:value="776303" calcext:value-type="float">
            <text:p>776303</text:p>
          </table:table-cell>
        </table:table-row>
        <table:table-row table:style-name="ro1">
          <table:table-cell office:value-type="float" office:value="770373" calcext:value-type="float">
            <text:p>770373</text:p>
          </table:table-cell>
        </table:table-row>
        <table:table-row table:style-name="ro1">
          <table:table-cell office:value-type="float" office:value="771147" calcext:value-type="float">
            <text:p>771147</text:p>
          </table:table-cell>
        </table:table-row>
        <table:table-row table:style-name="ro1">
          <table:table-cell office:value-type="float" office:value="770394" calcext:value-type="float">
            <text:p>770394</text:p>
          </table:table-cell>
        </table:table-row>
        <table:table-row table:style-name="ro1">
          <table:table-cell office:value-type="float" office:value="829782" calcext:value-type="float">
            <text:p>829782</text:p>
          </table:table-cell>
        </table:table-row>
        <table:table-row table:style-name="ro1">
          <table:table-cell office:value-type="float" office:value="822442" calcext:value-type="float">
            <text:p>822442</text:p>
          </table:table-cell>
        </table:table-row>
        <table:table-row table:style-name="ro1">
          <table:table-cell office:value-type="float" office:value="819098" calcext:value-type="float">
            <text:p>819098</text:p>
          </table:table-cell>
        </table:table-row>
        <table:table-row table:style-name="ro1">
          <table:table-cell office:value-type="float" office:value="829757" calcext:value-type="float">
            <text:p>829757</text:p>
          </table:table-cell>
        </table:table-row>
        <table:table-row table:style-name="ro1">
          <table:table-cell office:value-type="float" office:value="827300" calcext:value-type="float">
            <text:p>827300</text:p>
          </table:table-cell>
        </table:table-row>
        <table:table-row table:style-name="ro1">
          <table:table-cell office:value-type="float" office:value="1117662" calcext:value-type="float">
            <text:p>1117662</text:p>
          </table:table-cell>
        </table:table-row>
        <table:table-row table:style-name="ro1">
          <table:table-cell office:value-type="float" office:value="1276700" calcext:value-type="float">
            <text:p>1276700</text:p>
          </table:table-cell>
        </table:table-row>
        <table:table-row table:style-name="ro1">
          <table:table-cell office:value-type="float" office:value="1277863" calcext:value-type="float">
            <text:p>1277863</text:p>
          </table:table-cell>
        </table:table-row>
        <table:table-row table:style-name="ro1">
          <table:table-cell office:value-type="float" office:value="1032602" calcext:value-type="float">
            <text:p>1032602</text:p>
          </table:table-cell>
        </table:table-row>
        <table:table-row table:style-name="ro1">
          <table:table-cell office:value-type="float" office:value="968136" calcext:value-type="float">
            <text:p>968136</text:p>
          </table:table-cell>
        </table:table-row>
        <table:table-row table:style-name="ro1">
          <table:table-cell office:value-type="float" office:value="907015" calcext:value-type="float">
            <text:p>907015</text:p>
          </table:table-cell>
        </table:table-row>
        <table:table-row table:style-name="ro1">
          <table:table-cell office:value-type="float" office:value="902290" calcext:value-type="float">
            <text:p>902290</text:p>
          </table:table-cell>
        </table:table-row>
        <table:table-row table:style-name="ro1">
          <table:table-cell office:value-type="float" office:value="858006" calcext:value-type="float">
            <text:p>858006</text:p>
          </table:table-cell>
        </table:table-row>
        <table:table-row table:style-name="ro1">
          <table:table-cell office:value-type="float" office:value="821208" calcext:value-type="float">
            <text:p>821208</text:p>
          </table:table-cell>
        </table:table-row>
        <table:table-row table:style-name="ro1">
          <table:table-cell office:value-type="float" office:value="823730" calcext:value-type="float">
            <text:p>823730</text:p>
          </table:table-cell>
        </table:table-row>
        <table:table-row table:style-name="ro1">
          <table:table-cell office:value-type="float" office:value="825312" calcext:value-type="float">
            <text:p>825312</text:p>
          </table:table-cell>
        </table:table-row>
        <table:table-row table:style-name="ro1">
          <table:table-cell office:value-type="float" office:value="883212" calcext:value-type="float">
            <text:p>883212</text:p>
          </table:table-cell>
        </table:table-row>
        <table:table-row table:style-name="ro1">
          <table:table-cell office:value-type="float" office:value="830003" calcext:value-type="float">
            <text:p>830003</text:p>
          </table:table-cell>
        </table:table-row>
        <table:table-row table:style-name="ro1">
          <table:table-cell office:value-type="float" office:value="771623" calcext:value-type="float">
            <text:p>771623</text:p>
          </table:table-cell>
        </table:table-row>
        <table:table-row table:style-name="ro1">
          <table:table-cell office:value-type="float" office:value="776658" calcext:value-type="float">
            <text:p>776658</text:p>
          </table:table-cell>
        </table:table-row>
        <table:table-row table:style-name="ro1">
          <table:table-cell office:value-type="float" office:value="770717" calcext:value-type="float">
            <text:p>770717</text:p>
          </table:table-cell>
        </table:table-row>
        <table:table-row table:style-name="ro1">
          <table:table-cell office:value-type="float" office:value="771135" calcext:value-type="float">
            <text:p>771135</text:p>
          </table:table-cell>
        </table:table-row>
        <table:table-row table:style-name="ro1">
          <table:table-cell office:value-type="float" office:value="770994" calcext:value-type="float">
            <text:p>770994</text:p>
          </table:table-cell>
        </table:table-row>
        <table:table-row table:style-name="ro1">
          <table:table-cell office:value-type="float" office:value="771360" calcext:value-type="float">
            <text:p>771360</text:p>
          </table:table-cell>
        </table:table-row>
        <table:table-row table:style-name="ro1">
          <table:table-cell office:value-type="float" office:value="767885" calcext:value-type="float">
            <text:p>767885</text:p>
          </table:table-cell>
        </table:table-row>
        <table:table-row table:style-name="ro1">
          <table:table-cell office:value-type="float" office:value="770248" calcext:value-type="float">
            <text:p>770248</text:p>
          </table:table-cell>
        </table:table-row>
        <table:table-row table:style-name="ro1">
          <table:table-cell office:value-type="float" office:value="782865" calcext:value-type="float">
            <text:p>782865</text:p>
          </table:table-cell>
        </table:table-row>
        <table:table-row table:style-name="ro1">
          <table:table-cell office:value-type="float" office:value="824084" calcext:value-type="float">
            <text:p>824084</text:p>
          </table:table-cell>
        </table:table-row>
        <table:table-row table:style-name="ro1">
          <table:table-cell office:value-type="float" office:value="820936" calcext:value-type="float">
            <text:p>820936</text:p>
          </table:table-cell>
        </table:table-row>
        <table:table-row table:style-name="ro1">
          <table:table-cell office:value-type="float" office:value="861507" calcext:value-type="float">
            <text:p>861507</text:p>
          </table:table-cell>
        </table:table-row>
        <table:table-row table:style-name="ro1">
          <table:table-cell office:value-type="float" office:value="869382" calcext:value-type="float">
            <text:p>869382</text:p>
          </table:table-cell>
        </table:table-row>
        <table:table-row table:style-name="ro1">
          <table:table-cell office:value-type="float" office:value="1164232" calcext:value-type="float">
            <text:p>1164232</text:p>
          </table:table-cell>
        </table:table-row>
        <table:table-row table:style-name="ro1">
          <table:table-cell office:value-type="float" office:value="1282846" calcext:value-type="float">
            <text:p>1282846</text:p>
          </table:table-cell>
        </table:table-row>
        <table:table-row table:style-name="ro1">
          <table:table-cell office:value-type="float" office:value="1271659" calcext:value-type="float">
            <text:p>1271659</text:p>
          </table:table-cell>
        </table:table-row>
        <table:table-row table:style-name="ro1">
          <table:table-cell office:value-type="float" office:value="1000327" calcext:value-type="float">
            <text:p>1000327</text:p>
          </table:table-cell>
        </table:table-row>
        <table:table-row table:style-name="ro1">
          <table:table-cell office:value-type="float" office:value="906431" calcext:value-type="float">
            <text:p>906431</text:p>
          </table:table-cell>
        </table:table-row>
        <table:table-row table:style-name="ro1">
          <table:table-cell office:value-type="float" office:value="961824" calcext:value-type="float">
            <text:p>961824</text:p>
          </table:table-cell>
        </table:table-row>
        <table:table-row table:style-name="ro1">
          <table:table-cell office:value-type="float" office:value="905179" calcext:value-type="float">
            <text:p>905179</text:p>
          </table:table-cell>
        </table:table-row>
        <table:table-row table:style-name="ro1">
          <table:table-cell office:value-type="float" office:value="853036" calcext:value-type="float">
            <text:p>853036</text:p>
          </table:table-cell>
        </table:table-row>
        <table:table-row table:style-name="ro1">
          <table:table-cell office:value-type="float" office:value="863593" calcext:value-type="float">
            <text:p>863593</text:p>
          </table:table-cell>
        </table:table-row>
        <table:table-row table:style-name="ro1">
          <table:table-cell office:value-type="float" office:value="821248" calcext:value-type="float">
            <text:p>821248</text:p>
          </table:table-cell>
        </table:table-row>
        <table:table-row table:style-name="ro1">
          <table:table-cell office:value-type="float" office:value="822529" calcext:value-type="float">
            <text:p>822529</text:p>
          </table:table-cell>
        </table:table-row>
        <table:table-row table:style-name="ro1">
          <table:table-cell office:value-type="float" office:value="881575" calcext:value-type="float">
            <text:p>881575</text:p>
          </table:table-cell>
        </table:table-row>
        <table:table-row table:style-name="ro1">
          <table:table-cell office:value-type="float" office:value="774974" calcext:value-type="float">
            <text:p>774974</text:p>
          </table:table-cell>
        </table:table-row>
        <table:table-row table:style-name="ro1">
          <table:table-cell office:value-type="float" office:value="769293" calcext:value-type="float">
            <text:p>769293</text:p>
          </table:table-cell>
        </table:table-row>
        <table:table-row table:style-name="ro1">
          <table:table-cell office:value-type="float" office:value="777778" calcext:value-type="float">
            <text:p>777778</text:p>
          </table:table-cell>
        </table:table-row>
        <table:table-row table:style-name="ro1">
          <table:table-cell office:value-type="float" office:value="772621" calcext:value-type="float">
            <text:p>772621</text:p>
          </table:table-cell>
        </table:table-row>
        <table:table-row table:style-name="ro1">
          <table:table-cell office:value-type="float" office:value="841640" calcext:value-type="float">
            <text:p>841640</text:p>
          </table:table-cell>
        </table:table-row>
        <table:table-row table:style-name="ro1">
          <table:table-cell office:value-type="float" office:value="824756" calcext:value-type="float">
            <text:p>824756</text:p>
          </table:table-cell>
        </table:table-row>
        <table:table-row table:style-name="ro1">
          <table:table-cell office:value-type="float" office:value="822354" calcext:value-type="float">
            <text:p>822354</text:p>
          </table:table-cell>
        </table:table-row>
        <table:table-row table:style-name="ro1">
          <table:table-cell office:value-type="float" office:value="826109" calcext:value-type="float">
            <text:p>826109</text:p>
          </table:table-cell>
        </table:table-row>
        <table:table-row table:style-name="ro1">
          <table:table-cell office:value-type="float" office:value="821234" calcext:value-type="float">
            <text:p>821234</text:p>
          </table:table-cell>
        </table:table-row>
        <table:table-row table:style-name="ro1">
          <table:table-cell office:value-type="float" office:value="1146900" calcext:value-type="float">
            <text:p>1146900</text:p>
          </table:table-cell>
        </table:table-row>
        <table:table-row table:style-name="ro1">
          <table:table-cell office:value-type="float" office:value="1275364" calcext:value-type="float">
            <text:p>1275364</text:p>
          </table:table-cell>
        </table:table-row>
        <table:table-row table:style-name="ro1">
          <table:table-cell office:value-type="float" office:value="1275156" calcext:value-type="float">
            <text:p>1275156</text:p>
          </table:table-cell>
        </table:table-row>
        <table:table-row table:style-name="ro1">
          <table:table-cell office:value-type="float" office:value="1015360" calcext:value-type="float">
            <text:p>1015360</text:p>
          </table:table-cell>
        </table:table-row>
        <table:table-row table:style-name="ro1">
          <table:table-cell office:value-type="float" office:value="905548" calcext:value-type="float">
            <text:p>905548</text:p>
          </table:table-cell>
        </table:table-row>
        <table:table-row table:style-name="ro1">
          <table:table-cell office:value-type="float" office:value="900682" calcext:value-type="float">
            <text:p>900682</text:p>
          </table:table-cell>
        </table:table-row>
        <table:table-row table:style-name="ro1">
          <table:table-cell office:value-type="float" office:value="903831" calcext:value-type="float">
            <text:p>903831</text:p>
          </table:table-cell>
        </table:table-row>
        <table:table-row table:style-name="ro1">
          <table:table-cell office:value-type="float" office:value="862575" calcext:value-type="float">
            <text:p>862575</text:p>
          </table:table-cell>
        </table:table-row>
        <table:table-row table:style-name="ro1">
          <table:table-cell office:value-type="float" office:value="818732" calcext:value-type="float">
            <text:p>818732</text:p>
          </table:table-cell>
        </table:table-row>
        <table:table-row table:style-name="ro1">
          <table:table-cell office:value-type="float" office:value="821799" calcext:value-type="float">
            <text:p>821799</text:p>
          </table:table-cell>
        </table:table-row>
        <table:table-row table:style-name="ro1">
          <table:table-cell office:value-type="float" office:value="819257" calcext:value-type="float">
            <text:p>819257</text:p>
          </table:table-cell>
        </table:table-row>
        <table:table-row table:style-name="ro1">
          <table:table-cell office:value-type="float" office:value="816166" calcext:value-type="float">
            <text:p>816166</text:p>
          </table:table-cell>
        </table:table-row>
        <table:table-row table:style-name="ro1">
          <table:table-cell office:value-type="float" office:value="774434" calcext:value-type="float">
            <text:p>774434</text:p>
          </table:table-cell>
        </table:table-row>
        <table:table-row table:style-name="ro1">
          <table:table-cell office:value-type="float" office:value="824692" calcext:value-type="float">
            <text:p>824692</text:p>
          </table:table-cell>
        </table:table-row>
        <table:table-row table:style-name="ro1">
          <table:table-cell office:value-type="float" office:value="768371" calcext:value-type="float">
            <text:p>768371</text:p>
          </table:table-cell>
        </table:table-row>
        <table:table-row table:style-name="ro1">
          <table:table-cell office:value-type="float" office:value="817886" calcext:value-type="float">
            <text:p>817886</text:p>
          </table:table-cell>
        </table:table-row>
        <table:table-row table:style-name="ro1">
          <table:table-cell office:value-type="float" office:value="766826" calcext:value-type="float">
            <text:p>766826</text:p>
          </table:table-cell>
        </table:table-row>
        <table:table-row table:style-name="ro1">
          <table:table-cell office:value-type="float" office:value="770537" calcext:value-type="float">
            <text:p>770537</text:p>
          </table:table-cell>
        </table:table-row>
        <table:table-row table:style-name="ro1">
          <table:table-cell office:value-type="float" office:value="825316" calcext:value-type="float">
            <text:p>825316</text:p>
          </table:table-cell>
        </table:table-row>
        <table:table-row table:style-name="ro1">
          <table:table-cell office:value-type="float" office:value="774173" calcext:value-type="float">
            <text:p>774173</text:p>
          </table:table-cell>
        </table:table-row>
        <table:table-row table:style-name="ro1">
          <table:table-cell office:value-type="float" office:value="767759" calcext:value-type="float">
            <text:p>767759</text:p>
          </table:table-cell>
        </table:table-row>
        <table:table-row table:style-name="ro1">
          <table:table-cell office:value-type="float" office:value="784208" calcext:value-type="float">
            <text:p>784208</text:p>
          </table:table-cell>
        </table:table-row>
        <table:table-row table:style-name="ro1">
          <table:table-cell office:value-type="float" office:value="816526" calcext:value-type="float">
            <text:p>816526</text:p>
          </table:table-cell>
        </table:table-row>
        <table:table-row table:style-name="ro1">
          <table:table-cell office:value-type="float" office:value="818462" calcext:value-type="float">
            <text:p>818462</text:p>
          </table:table-cell>
        </table:table-row>
        <table:table-row table:style-name="ro1">
          <table:table-cell office:value-type="float" office:value="823464" calcext:value-type="float">
            <text:p>823464</text:p>
          </table:table-cell>
        </table:table-row>
        <table:table-row table:style-name="ro1">
          <table:table-cell office:value-type="float" office:value="819432" calcext:value-type="float">
            <text:p>819432</text:p>
          </table:table-cell>
        </table:table-row>
        <table:table-row table:style-name="ro1">
          <table:table-cell office:value-type="float" office:value="1109976" calcext:value-type="float">
            <text:p>1109976</text:p>
          </table:table-cell>
        </table:table-row>
        <table:table-row table:style-name="ro1">
          <table:table-cell office:value-type="float" office:value="1274751" calcext:value-type="float">
            <text:p>1274751</text:p>
          </table:table-cell>
        </table:table-row>
        <table:table-row table:style-name="ro1">
          <table:table-cell office:value-type="float" office:value="1271616" calcext:value-type="float">
            <text:p>1271616</text:p>
          </table:table-cell>
        </table:table-row>
        <table:table-row table:style-name="ro1">
          <table:table-cell office:value-type="float" office:value="1050610" calcext:value-type="float">
            <text:p>1050610</text:p>
          </table:table-cell>
        </table:table-row>
        <table:table-row table:style-name="ro1">
          <table:table-cell office:value-type="float" office:value="907464" calcext:value-type="float">
            <text:p>907464</text:p>
          </table:table-cell>
        </table:table-row>
        <table:table-row table:style-name="ro1">
          <table:table-cell office:value-type="float" office:value="909648" calcext:value-type="float">
            <text:p>909648</text:p>
          </table:table-cell>
        </table:table-row>
        <table:table-row table:style-name="ro1">
          <table:table-cell office:value-type="float" office:value="907205" calcext:value-type="float">
            <text:p>907205</text:p>
          </table:table-cell>
        </table:table-row>
        <table:table-row table:style-name="ro1">
          <table:table-cell office:value-type="float" office:value="865162" calcext:value-type="float">
            <text:p>865162</text:p>
          </table:table-cell>
        </table:table-row>
        <table:table-row table:style-name="ro1">
          <table:table-cell office:value-type="float" office:value="875218" calcext:value-type="float">
            <text:p>875218</text:p>
          </table:table-cell>
        </table:table-row>
        <table:table-row table:style-name="ro1">
          <table:table-cell office:value-type="float" office:value="815263" calcext:value-type="float">
            <text:p>815263</text:p>
          </table:table-cell>
        </table:table-row>
        <table:table-row table:style-name="ro1">
          <table:table-cell office:value-type="float" office:value="816158" calcext:value-type="float">
            <text:p>816158</text:p>
          </table:table-cell>
        </table:table-row>
        <table:table-row table:style-name="ro1">
          <table:table-cell office:value-type="float" office:value="820899" calcext:value-type="float">
            <text:p>820899</text:p>
          </table:table-cell>
        </table:table-row>
        <table:table-row table:style-name="ro1">
          <table:table-cell office:value-type="float" office:value="772876" calcext:value-type="float">
            <text:p>772876</text:p>
          </table:table-cell>
        </table:table-row>
        <table:table-row table:style-name="ro1">
          <table:table-cell office:value-type="float" office:value="827405" calcext:value-type="float">
            <text:p>827405</text:p>
          </table:table-cell>
        </table:table-row>
        <table:table-row table:style-name="ro1">
          <table:table-cell office:value-type="float" office:value="774640" calcext:value-type="float">
            <text:p>774640</text:p>
          </table:table-cell>
        </table:table-row>
        <table:table-row table:style-name="ro1">
          <table:table-cell office:value-type="float" office:value="770294" calcext:value-type="float">
            <text:p>770294</text:p>
          </table:table-cell>
        </table:table-row>
        <table:table-row table:style-name="ro1">
          <table:table-cell office:value-type="float" office:value="773706" calcext:value-type="float">
            <text:p>773706</text:p>
          </table:table-cell>
        </table:table-row>
        <table:table-row table:style-name="ro1">
          <table:table-cell office:value-type="float" office:value="817835" calcext:value-type="float">
            <text:p>817835</text:p>
          </table:table-cell>
        </table:table-row>
        <table:table-row table:style-name="ro1">
          <table:table-cell office:value-type="float" office:value="817421" calcext:value-type="float">
            <text:p>817421</text:p>
          </table:table-cell>
        </table:table-row>
        <table:table-row table:style-name="ro1">
          <table:table-cell office:value-type="float" office:value="822063" calcext:value-type="float">
            <text:p>822063</text:p>
          </table:table-cell>
        </table:table-row>
        <table:table-row table:style-name="ro1">
          <table:table-cell office:value-type="float" office:value="821282" calcext:value-type="float">
            <text:p>821282</text:p>
          </table:table-cell>
        </table:table-row>
        <table:table-row table:style-name="ro1">
          <table:table-cell office:value-type="float" office:value="796884" calcext:value-type="float">
            <text:p>796884</text:p>
          </table:table-cell>
        </table:table-row>
        <table:table-row table:style-name="ro1">
          <table:table-cell office:value-type="float" office:value="768974" calcext:value-type="float">
            <text:p>768974</text:p>
          </table:table-cell>
        </table:table-row>
        <table:table-row table:style-name="ro1">
          <table:table-cell office:value-type="float" office:value="832501" calcext:value-type="float">
            <text:p>832501</text:p>
          </table:table-cell>
        </table:table-row>
        <table:table-row table:style-name="ro1">
          <table:table-cell office:value-type="float" office:value="770213" calcext:value-type="float">
            <text:p>770213</text:p>
          </table:table-cell>
        </table:table-row>
        <table:table-row table:style-name="ro1">
          <table:table-cell office:value-type="float" office:value="773293" calcext:value-type="float">
            <text:p>773293</text:p>
          </table:table-cell>
        </table:table-row>
        <table:table-row table:style-name="ro1">
          <table:table-cell office:value-type="float" office:value="869392" calcext:value-type="float">
            <text:p>869392</text:p>
          </table:table-cell>
        </table:table-row>
        <table:table-row table:style-name="ro1">
          <table:table-cell office:value-type="float" office:value="868271" calcext:value-type="float">
            <text:p>868271</text:p>
          </table:table-cell>
        </table:table-row>
        <table:table-row table:style-name="ro1">
          <table:table-cell office:value-type="float" office:value="817181" calcext:value-type="float">
            <text:p>817181</text:p>
          </table:table-cell>
        </table:table-row>
        <table:table-row table:style-name="ro1">
          <table:table-cell office:value-type="float" office:value="815987" calcext:value-type="float">
            <text:p>815987</text:p>
          </table:table-cell>
        </table:table-row>
        <table:table-row table:style-name="ro1">
          <table:table-cell office:value-type="float" office:value="815989" calcext:value-type="float">
            <text:p>815989</text:p>
          </table:table-cell>
        </table:table-row>
        <table:table-row table:style-name="ro1">
          <table:table-cell office:value-type="float" office:value="813998" calcext:value-type="float">
            <text:p>813998</text:p>
          </table:table-cell>
        </table:table-row>
        <table:table-row table:style-name="ro1">
          <table:table-cell office:value-type="float" office:value="771255" calcext:value-type="float">
            <text:p>771255</text:p>
          </table:table-cell>
        </table:table-row>
        <table:table-row table:style-name="ro1">
          <table:table-cell office:value-type="float" office:value="823050" calcext:value-type="float">
            <text:p>823050</text:p>
          </table:table-cell>
        </table:table-row>
        <table:table-row table:style-name="ro1">
          <table:table-cell office:value-type="float" office:value="773524" calcext:value-type="float">
            <text:p>773524</text:p>
          </table:table-cell>
        </table:table-row>
        <table:table-row table:style-name="ro1">
          <table:table-cell office:value-type="float" office:value="786017" calcext:value-type="float">
            <text:p>786017</text:p>
          </table:table-cell>
        </table:table-row>
        <table:table-row table:style-name="ro1">
          <table:table-cell office:value-type="float" office:value="821377" calcext:value-type="float">
            <text:p>821377</text:p>
          </table:table-cell>
        </table:table-row>
        <table:table-row table:style-name="ro1">
          <table:table-cell office:value-type="float" office:value="828347" calcext:value-type="float">
            <text:p>828347</text:p>
          </table:table-cell>
        </table:table-row>
        <table:table-row table:style-name="ro1">
          <table:table-cell office:value-type="float" office:value="823787" calcext:value-type="float">
            <text:p>823787</text:p>
          </table:table-cell>
        </table:table-row>
        <table:table-row table:style-name="ro1">
          <table:table-cell office:value-type="float" office:value="829648" calcext:value-type="float">
            <text:p>829648</text:p>
          </table:table-cell>
        </table:table-row>
        <table:table-row table:style-name="ro1">
          <table:table-cell office:value-type="float" office:value="1143637" calcext:value-type="float">
            <text:p>1143637</text:p>
          </table:table-cell>
        </table:table-row>
        <table:table-row table:style-name="ro1">
          <table:table-cell office:value-type="float" office:value="1275327" calcext:value-type="float">
            <text:p>1275327</text:p>
          </table:table-cell>
        </table:table-row>
        <table:table-row table:style-name="ro1">
          <table:table-cell office:value-type="float" office:value="1276349" calcext:value-type="float">
            <text:p>1276349</text:p>
          </table:table-cell>
        </table:table-row>
        <table:table-row table:style-name="ro1">
          <table:table-cell office:value-type="float" office:value="1015996" calcext:value-type="float">
            <text:p>1015996</text:p>
          </table:table-cell>
        </table:table-row>
        <table:table-row table:style-name="ro1">
          <table:table-cell office:value-type="float" office:value="905122" calcext:value-type="float">
            <text:p>905122</text:p>
          </table:table-cell>
        </table:table-row>
        <table:table-row table:style-name="ro1">
          <table:table-cell office:value-type="float" office:value="916527" calcext:value-type="float">
            <text:p>916527</text:p>
          </table:table-cell>
        </table:table-row>
        <table:table-row table:style-name="ro1">
          <table:table-cell office:value-type="float" office:value="912652" calcext:value-type="float">
            <text:p>912652</text:p>
          </table:table-cell>
        </table:table-row>
        <table:table-row table:style-name="ro1">
          <table:table-cell office:value-type="float" office:value="864101" calcext:value-type="float">
            <text:p>864101</text:p>
          </table:table-cell>
        </table:table-row>
        <table:table-row table:style-name="ro1">
          <table:table-cell office:value-type="float" office:value="877913" calcext:value-type="float">
            <text:p>877913</text:p>
          </table:table-cell>
        </table:table-row>
        <table:table-row table:style-name="ro1">
          <table:table-cell office:value-type="float" office:value="820677" calcext:value-type="float">
            <text:p>820677</text:p>
          </table:table-cell>
        </table:table-row>
        <table:table-row table:style-name="ro1">
          <table:table-cell office:value-type="float" office:value="864110" calcext:value-type="float">
            <text:p>864110</text:p>
          </table:table-cell>
        </table:table-row>
        <table:table-row table:style-name="ro1">
          <table:table-cell office:value-type="float" office:value="817629" calcext:value-type="float">
            <text:p>817629</text:p>
          </table:table-cell>
        </table:table-row>
        <table:table-row table:style-name="ro1">
          <table:table-cell office:value-type="float" office:value="768354" calcext:value-type="float">
            <text:p>768354</text:p>
          </table:table-cell>
        </table:table-row>
        <table:table-row table:style-name="ro1">
          <table:table-cell office:value-type="float" office:value="771724" calcext:value-type="float">
            <text:p>771724</text:p>
          </table:table-cell>
        </table:table-row>
        <table:table-row table:style-name="ro1">
          <table:table-cell office:value-type="float" office:value="768910" calcext:value-type="float">
            <text:p>768910</text:p>
          </table:table-cell>
        </table:table-row>
        <table:table-row table:style-name="ro1">
          <table:table-cell office:value-type="float" office:value="768341" calcext:value-type="float">
            <text:p>768341</text:p>
          </table:table-cell>
        </table:table-row>
        <table:table-row table:style-name="ro1">
          <table:table-cell office:value-type="float" office:value="837492" calcext:value-type="float">
            <text:p>837492</text:p>
          </table:table-cell>
        </table:table-row>
        <table:table-row table:style-name="ro1">
          <table:table-cell office:value-type="float" office:value="822526" calcext:value-type="float">
            <text:p>822526</text:p>
          </table:table-cell>
        </table:table-row>
        <table:table-row table:style-name="ro1">
          <table:table-cell office:value-type="float" office:value="823046" calcext:value-type="float">
            <text:p>823046</text:p>
          </table:table-cell>
        </table:table-row>
        <table:table-row table:style-name="ro1">
          <table:table-cell office:value-type="float" office:value="820742" calcext:value-type="float">
            <text:p>820742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</table:table-row>
        <table:table-row table:style-name="ro1">
          <table:table-cell office:value-type="float" office:value="1139398" calcext:value-type="float">
            <text:p>1139398</text:p>
          </table:table-cell>
        </table:table-row>
        <table:table-row table:style-name="ro1">
          <table:table-cell office:value-type="float" office:value="1268583" calcext:value-type="float">
            <text:p>1268583</text:p>
          </table:table-cell>
        </table:table-row>
        <table:table-row table:style-name="ro1">
          <table:table-cell office:value-type="float" office:value="1267238" calcext:value-type="float">
            <text:p>1267238</text:p>
          </table:table-cell>
        </table:table-row>
        <table:table-row table:style-name="ro1">
          <table:table-cell office:value-type="float" office:value="1049630" calcext:value-type="float">
            <text:p>1049630</text:p>
          </table:table-cell>
        </table:table-row>
        <table:table-row table:style-name="ro1">
          <table:table-cell office:value-type="float" office:value="961047" calcext:value-type="float">
            <text:p>961047</text:p>
          </table:table-cell>
        </table:table-row>
        <table:table-row table:style-name="ro1">
          <table:table-cell office:value-type="float" office:value="904389" calcext:value-type="float">
            <text:p>904389</text:p>
          </table:table-cell>
        </table:table-row>
        <table:table-row table:style-name="ro1">
          <table:table-cell office:value-type="float" office:value="902766" calcext:value-type="float">
            <text:p>902766</text:p>
          </table:table-cell>
        </table:table-row>
        <table:table-row table:style-name="ro1">
          <table:table-cell office:value-type="float" office:value="863382" calcext:value-type="float">
            <text:p>863382</text:p>
          </table:table-cell>
        </table:table-row>
        <table:table-row table:style-name="ro1">
          <table:table-cell office:value-type="float" office:value="817279" calcext:value-type="float">
            <text:p>817279</text:p>
          </table:table-cell>
        </table:table-row>
        <table:table-row table:style-name="ro1">
          <table:table-cell office:value-type="float" office:value="880715" calcext:value-type="float">
            <text:p>880715</text:p>
          </table:table-cell>
        </table:table-row>
        <table:table-row table:style-name="ro1">
          <table:table-cell office:value-type="float" office:value="879842" calcext:value-type="float">
            <text:p>879842</text:p>
          </table:table-cell>
        </table:table-row>
        <table:table-row table:style-name="ro1">
          <table:table-cell office:value-type="float" office:value="821988" calcext:value-type="float">
            <text:p>821988</text:p>
          </table:table-cell>
        </table:table-row>
        <table:table-row table:style-name="ro1">
          <table:table-cell office:value-type="float" office:value="776750" calcext:value-type="float">
            <text:p>776750</text:p>
          </table:table-cell>
        </table:table-row>
        <table:table-row table:style-name="ro1">
          <table:table-cell office:value-type="float" office:value="783624" calcext:value-type="float">
            <text:p>783624</text:p>
          </table:table-cell>
        </table:table-row>
        <table:table-row table:style-name="ro1">
          <table:table-cell office:value-type="float" office:value="768734" calcext:value-type="float">
            <text:p>768734</text:p>
          </table:table-cell>
        </table:table-row>
        <table:table-row table:style-name="ro1">
          <table:table-cell office:value-type="float" office:value="828491" calcext:value-type="float">
            <text:p>828491</text:p>
          </table:table-cell>
        </table:table-row>
        <table:table-row table:style-name="ro1">
          <table:table-cell office:value-type="float" office:value="782846" calcext:value-type="float">
            <text:p>782846</text:p>
          </table:table-cell>
        </table:table-row>
        <table:table-row table:style-name="ro1">
          <table:table-cell office:value-type="float" office:value="849131" calcext:value-type="float">
            <text:p>849131</text:p>
          </table:table-cell>
        </table:table-row>
        <table:table-row table:style-name="ro1">
          <table:table-cell office:value-type="float" office:value="861829" calcext:value-type="float">
            <text:p>861829</text:p>
          </table:table-cell>
        </table:table-row>
        <table:table-row table:style-name="ro1">
          <table:table-cell office:value-type="float" office:value="823192" calcext:value-type="float">
            <text:p>823192</text:p>
          </table:table-cell>
        </table:table-row>
        <table:table-row table:style-name="ro1">
          <table:table-cell office:value-type="float" office:value="818813" calcext:value-type="float">
            <text:p>818813</text:p>
          </table:table-cell>
        </table:table-row>
        <table:table-row table:style-name="ro1">
          <table:table-cell office:value-type="float" office:value="1120460" calcext:value-type="float">
            <text:p>1120460</text:p>
          </table:table-cell>
        </table:table-row>
        <table:table-row table:style-name="ro1">
          <table:table-cell office:value-type="float" office:value="1272131" calcext:value-type="float">
            <text:p>1272131</text:p>
          </table:table-cell>
        </table:table-row>
        <table:table-row table:style-name="ro1">
          <table:table-cell office:value-type="float" office:value="1270016" calcext:value-type="float">
            <text:p>1270016</text:p>
          </table:table-cell>
        </table:table-row>
        <table:table-row table:style-name="ro1">
          <table:table-cell office:value-type="float" office:value="1047342" calcext:value-type="float">
            <text:p>1047342</text:p>
          </table:table-cell>
        </table:table-row>
        <table:table-row table:style-name="ro1">
          <table:table-cell office:value-type="float" office:value="909989" calcext:value-type="float">
            <text:p>909989</text:p>
          </table:table-cell>
        </table:table-row>
        <table:table-row table:style-name="ro1">
          <table:table-cell office:value-type="float" office:value="1061542" calcext:value-type="float">
            <text:p>1061542</text:p>
          </table:table-cell>
        </table:table-row>
        <table:table-row table:style-name="ro1">
          <table:table-cell office:value-type="float" office:value="1002805" calcext:value-type="float">
            <text:p>1002805</text:p>
          </table:table-cell>
        </table:table-row>
        <table:table-row table:style-name="ro1">
          <table:table-cell office:value-type="float" office:value="895534" calcext:value-type="float">
            <text:p>895534</text:p>
          </table:table-cell>
        </table:table-row>
        <table:table-row table:style-name="ro1">
          <table:table-cell office:value-type="float" office:value="924015" calcext:value-type="float">
            <text:p>924015</text:p>
          </table:table-cell>
        </table:table-row>
        <table:table-row table:style-name="ro1">
          <table:table-cell office:value-type="float" office:value="873434" calcext:value-type="float">
            <text:p>873434</text:p>
          </table:table-cell>
        </table:table-row>
        <table:table-row table:style-name="ro1">
          <table:table-cell office:value-type="float" office:value="824960" calcext:value-type="float">
            <text:p>824960</text:p>
          </table:table-cell>
        </table:table-row>
        <table:table-row table:style-name="ro1">
          <table:table-cell office:value-type="float" office:value="820807" calcext:value-type="float">
            <text:p>820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25:51.032264339</meta:creation-date>
    <dc:date>2018-05-14T15:27:14.481707676</dc:date>
    <meta:editing-duration>PT1M25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66cm" svg:height="8.994cm" xlink:href=".." xlink:type="simple" chart:class="chart:line" chart:style-name="ch1">
        <chart:legend chart:legend-position="end" svg:x="35.929cm" svg:y="4.198cm" style:legend-expansion="high" chart:style-name="ch2"/>
        <chart:plot-area chart:style-name="ch3" table:cell-range-address="Sheet1.A1:Sheet1.A500" svg:x="0.763cm" svg:y="0.179cm" svg:width="34.403cm" svg:height="8.636cm">
          <chartooo:coordinate-region svg:x="2.31cm" svg:y="0.3cm" svg:width="32.856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555">
                <text:p>380555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456">
                <text:p>373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06">
                <text:p>375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7092">
                <text:p>697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019">
                <text:p>775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2342">
                <text:p>752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401">
                <text:p>692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3003">
                <text:p>693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9750">
                <text:p>749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7244">
                <text:p>697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1772">
                <text:p>691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6948">
                <text:p>686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6319">
                <text:p>686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8836">
                <text:p>688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7054">
                <text:p>687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8151">
                <text:p>688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7718">
                <text:p>687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739">
                <text:p>685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837">
                <text:p>686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9779">
                <text:p>689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6839">
                <text:p>686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7757">
                <text:p>727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7919">
                <text:p>687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911">
                <text:p>686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2011">
                <text:p>692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0696">
                <text:p>690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5249">
                <text:p>685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3622">
                <text:p>703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659">
                <text:p>685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776">
                <text:p>687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7014">
                <text:p>687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6738">
                <text:p>686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6350">
                <text:p>6863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8537">
                <text:p>688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5605">
                <text:p>68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9648">
                <text:p>689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9301">
                <text:p>689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717">
                <text:p>684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6104">
                <text:p>686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258">
                <text:p>685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7655">
                <text:p>727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7352">
                <text:p>687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570">
                <text:p>6875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2878">
                <text:p>732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5171">
                <text:p>725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5140">
                <text:p>685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7676">
                <text:p>687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6773">
                <text:p>686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562">
                <text:p>720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5342">
                <text:p>685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6507">
                <text:p>696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0995">
                <text:p>690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873">
                <text:p>695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4840">
                <text:p>6848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8001">
                <text:p>688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5511">
                <text:p>68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5954">
                <text:p>685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71">
                <text:p>6957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4100">
                <text:p>684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3986">
                <text:p>683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624">
                <text:p>690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253">
                <text:p>688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6099">
                <text:p>686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8036">
                <text:p>688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4251">
                <text:p>684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5457">
                <text:p>685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6505">
                <text:p>68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4958">
                <text:p>684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6113">
                <text:p>686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450">
                <text:p>7034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9738">
                <text:p>699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6126">
                <text:p>686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4598">
                <text:p>6945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1743">
                <text:p>6917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5527">
                <text:p>685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9697">
                <text:p>699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7013">
                <text:p>687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6570">
                <text:p>6965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5640">
                <text:p>6856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4479">
                <text:p>684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084">
                <text:p>6850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3992">
                <text:p>683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4986">
                <text:p>684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8053">
                <text:p>6880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9149">
                <text:p>739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9585">
                <text:p>689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282">
                <text:p>684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9865">
                <text:p>6898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5232">
                <text:p>685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4908">
                <text:p>694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8502">
                <text:p>7385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6391">
                <text:p>696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5977">
                <text:p>6959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9445">
                <text:p>699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2248">
                <text:p>6922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8004">
                <text:p>698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614">
                <text:p>687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5673">
                <text:p>685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7657">
                <text:p>687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1790">
                <text:p>7117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0713">
                <text:p>810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6149">
                <text:p>806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9103">
                <text:p>809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6593">
                <text:p>786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3275">
                <text:p>843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3955">
                <text:p>773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5704">
                <text:p>815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9377">
                <text:p>7993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5287">
                <text:p>8052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9364">
                <text:p>7893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7101">
                <text:p>797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9160">
                <text:p>8591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9281">
                <text:p>769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0576">
                <text:p>780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9812">
                <text:p>7998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6635">
                <text:p>816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6928">
                <text:p>8469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669">
                <text:p>780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7333">
                <text:p>857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6625">
                <text:p>806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5723">
                <text:p>7857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7207">
                <text:p>8272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5081">
                <text:p>835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4528">
                <text:p>774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6233">
                <text:p>776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8817">
                <text:p>768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3476">
                <text:p>7734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5007">
                <text:p>775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1285">
                <text:p>7712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6556">
                <text:p>826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1726">
                <text:p>7717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8107">
                <text:p>778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8091">
                <text:p>818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1284">
                <text:p>7712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4921">
                <text:p>7749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3616">
                <text:p>833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6070">
                <text:p>7760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3717">
                <text:p>7737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2356">
                <text:p>802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67">
                <text:p>8434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7361">
                <text:p>837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3391">
                <text:p>783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3557">
                <text:p>7735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5746">
                <text:p>775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6620">
                <text:p>7866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725">
                <text:p>780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6109">
                <text:p>776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1091">
                <text:p>771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5357">
                <text:p>7853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0637">
                <text:p>830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8903">
                <text:p>828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6524">
                <text:p>7765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5058">
                <text:p>775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8462">
                <text:p>7784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7122">
                <text:p>777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1127">
                <text:p>811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609">
                <text:p>7806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4089">
                <text:p>774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1641">
                <text:p>8116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0445">
                <text:p>820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9678">
                <text:p>7696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2674">
                <text:p>772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9275">
                <text:p>7792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0737">
                <text:p>7707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5882">
                <text:p>765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0665">
                <text:p>7706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7906">
                <text:p>8179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6147">
                <text:p>7761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2015">
                <text:p>772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9617">
                <text:p>7696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3282">
                <text:p>773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5751">
                <text:p>8257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4757">
                <text:p>774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7211">
                <text:p>767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7231">
                <text:p>807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3701">
                <text:p>7737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2720">
                <text:p>7727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1345">
                <text:p>771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4807">
                <text:p>7748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3910">
                <text:p>7739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2459">
                <text:p>772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2179">
                <text:p>8221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1888">
                <text:p>821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3175">
                <text:p>773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3265">
                <text:p>8232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5223">
                <text:p>8052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1660">
                <text:p>8716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0829">
                <text:p>8208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23344">
                <text:p>823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8009">
                <text:p>818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4979">
                <text:p>774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8745">
                <text:p>768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3325">
                <text:p>8033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4849">
                <text:p>7748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4775">
                <text:p>774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3393">
                <text:p>7733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2210">
                <text:p>7722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2636">
                <text:p>812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72734">
                <text:p>7727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014">
                <text:p>7960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21048">
                <text:p>8210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1097">
                <text:p>821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831">
                <text:p>8228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25681">
                <text:p>8256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2903">
                <text:p>7829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71403">
                <text:p>7714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72065">
                <text:p>7720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6923">
                <text:p>776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1371">
                <text:p>821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4253">
                <text:p>7742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8770">
                <text:p>7687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73660">
                <text:p>7736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8973">
                <text:p>778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6945">
                <text:p>7769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4680">
                <text:p>8246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20901">
                <text:p>8209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9847">
                <text:p>819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1862">
                <text:p>8218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9217">
                <text:p>799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0726">
                <text:p>770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6193">
                <text:p>7861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5915">
                <text:p>7659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1789">
                <text:p>771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2000">
                <text:p>802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0465">
                <text:p>8204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4907">
                <text:p>8249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0399">
                <text:p>8203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379">
                <text:p>821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8219">
                <text:p>7782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9100">
                <text:p>829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2558">
                <text:p>7725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3826">
                <text:p>773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6910">
                <text:p>7769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9239">
                <text:p>819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6417">
                <text:p>8164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3230">
                <text:p>8732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8960">
                <text:p>8289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44799">
                <text:p>10447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5651">
                <text:p>13556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70703">
                <text:p>12707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4719">
                <text:p>10747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761">
                <text:p>905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6091">
                <text:p>9060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7829">
                <text:p>9078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2347">
                <text:p>8723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7500">
                <text:p>857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20239">
                <text:p>8202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9976">
                <text:p>8199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1415">
                <text:p>8214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2411">
                <text:p>7824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28743">
                <text:p>828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16173">
                <text:p>8161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27503">
                <text:p>827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5939">
                <text:p>7759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8408">
                <text:p>818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9766">
                <text:p>8697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5603">
                <text:p>8256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6871">
                <text:p>8268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1026">
                <text:p>7910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70639">
                <text:p>7706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2906">
                <text:p>7729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3286">
                <text:p>7732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7125">
                <text:p>827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1933">
                <text:p>8119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23579">
                <text:p>8235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1623">
                <text:p>8216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4018">
                <text:p>8240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6643">
                <text:p>8166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6253">
                <text:p>7762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0640">
                <text:p>7706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0881">
                <text:p>770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0840">
                <text:p>8208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3790">
                <text:p>7837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85680">
                <text:p>8856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2335">
                <text:p>8823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1341">
                <text:p>8213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3117">
                <text:p>8231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5889">
                <text:p>11658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8706">
                <text:p>12687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73017">
                <text:p>12730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9481">
                <text:p>9994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9596">
                <text:p>9795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8459">
                <text:p>9084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9637">
                <text:p>9596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2073">
                <text:p>902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1710">
                <text:p>8217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5245">
                <text:p>8152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1607">
                <text:p>871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7031">
                <text:p>8570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1614">
                <text:p>7716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2141">
                <text:p>7721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7397">
                <text:p>7673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9079">
                <text:p>7690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9188">
                <text:p>8491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8868">
                <text:p>8188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4152">
                <text:p>8841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9992">
                <text:p>8199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7633">
                <text:p>857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3164">
                <text:p>8231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8833">
                <text:p>76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3866">
                <text:p>7738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28537">
                <text:p>8285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1348">
                <text:p>8213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20042">
                <text:p>8200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7807">
                <text:p>8678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8715">
                <text:p>8187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9240">
                <text:p>8192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82314">
                <text:p>11823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70647">
                <text:p>12706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7131">
                <text:p>1267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33048">
                <text:p>1033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4647">
                <text:p>9046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68530">
                <text:p>96853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6363">
                <text:p>9063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0636">
                <text:p>8606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594">
                <text:p>8195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2681">
                <text:p>8226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0012">
                <text:p>820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4910">
                <text:p>8149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8429">
                <text:p>7684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15726">
                <text:p>8157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8959">
                <text:p>7689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0327">
                <text:p>8103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2077">
                <text:p>7720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6303">
                <text:p>7763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0373">
                <text:p>770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147">
                <text:p>7711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0394">
                <text:p>7703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9782">
                <text:p>8297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2442">
                <text:p>8224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098">
                <text:p>8190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9757">
                <text:p>8297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27300">
                <text:p>8273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17662">
                <text:p>11176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76700">
                <text:p>12767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77863">
                <text:p>12778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32602">
                <text:p>1032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8136">
                <text:p>9681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7015">
                <text:p>907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2290">
                <text:p>9022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8006">
                <text:p>858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21208">
                <text:p>8212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23730">
                <text:p>8237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25312">
                <text:p>8253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3212">
                <text:p>8832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0003">
                <text:p>830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1623">
                <text:p>7716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6658">
                <text:p>776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0717">
                <text:p>7707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71135">
                <text:p>7711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70994">
                <text:p>7709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71360">
                <text:p>7713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7885">
                <text:p>7678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70248">
                <text:p>7702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865">
                <text:p>7828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4084">
                <text:p>824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0936">
                <text:p>8209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61507">
                <text:p>8615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69382">
                <text:p>8693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4232">
                <text:p>11642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82846">
                <text:p>12828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71659">
                <text:p>12716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0327">
                <text:p>10003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6431">
                <text:p>9064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61824">
                <text:p>961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5179">
                <text:p>9051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3036">
                <text:p>8530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3593">
                <text:p>8635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21248">
                <text:p>821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22529">
                <text:p>8225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1575">
                <text:p>8815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74974">
                <text:p>7749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9293">
                <text:p>7692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7778">
                <text:p>777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2621">
                <text:p>7726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1640">
                <text:p>8416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4756">
                <text:p>8247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2354">
                <text:p>8223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6109">
                <text:p>8261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1234">
                <text:p>8212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46900">
                <text:p>11469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75364">
                <text:p>1275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75156">
                <text:p>1275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5360">
                <text:p>10153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5548">
                <text:p>9055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00682">
                <text:p>9006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03831">
                <text:p>9038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62575">
                <text:p>8625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18732">
                <text:p>8187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21799">
                <text:p>8217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19257">
                <text:p>8192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6166">
                <text:p>8161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4434">
                <text:p>7744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24692">
                <text:p>824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68371">
                <text:p>7683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7886">
                <text:p>8178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6826">
                <text:p>7668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0537">
                <text:p>7705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5316">
                <text:p>8253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4173">
                <text:p>7741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67759">
                <text:p>7677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4208">
                <text:p>7842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6526">
                <text:p>8165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18462">
                <text:p>8184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3464">
                <text:p>8234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9432">
                <text:p>8194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09976">
                <text:p>11099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74751">
                <text:p>12747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71616">
                <text:p>1271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50610">
                <text:p>10506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7464">
                <text:p>9074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9648">
                <text:p>9096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7205">
                <text:p>907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5162">
                <text:p>8651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5218">
                <text:p>8752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15263">
                <text:p>8152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16158">
                <text:p>8161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20899">
                <text:p>8208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72876">
                <text:p>7728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27405">
                <text:p>8274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74640">
                <text:p>7746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0294">
                <text:p>7702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3706">
                <text:p>7737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17835">
                <text:p>8178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7421">
                <text:p>8174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22063">
                <text:p>8220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21282">
                <text:p>821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96884">
                <text:p>796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8974">
                <text:p>7689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2501">
                <text:p>8325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0213">
                <text:p>7702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3293">
                <text:p>7732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9392">
                <text:p>8693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271">
                <text:p>8682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17181">
                <text:p>8171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5987">
                <text:p>8159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15989">
                <text:p>815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3998">
                <text:p>8139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1255">
                <text:p>7712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23050">
                <text:p>8230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3524">
                <text:p>7735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6017">
                <text:p>7860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1377">
                <text:p>8213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8347">
                <text:p>8283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23787">
                <text:p>8237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648">
                <text:p>829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43637">
                <text:p>11436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5327">
                <text:p>12753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76349">
                <text:p>12763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5996">
                <text:p>10159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5122">
                <text:p>9051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6527">
                <text:p>916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2652">
                <text:p>9126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64101">
                <text:p>864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77913">
                <text:p>8779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20677">
                <text:p>8206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4110">
                <text:p>8641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7629">
                <text:p>8176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68354">
                <text:p>7683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1724">
                <text:p>7717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8910">
                <text:p>7689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8341">
                <text:p>7683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7492">
                <text:p>8374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2526">
                <text:p>8225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3046">
                <text:p>823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0742">
                <text:p>8207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17000">
                <text:p>817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39398">
                <text:p>11393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68583">
                <text:p>12685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67238">
                <text:p>12672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49630">
                <text:p>10496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61047">
                <text:p>9610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4389">
                <text:p>9043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2766">
                <text:p>9027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3382">
                <text:p>8633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7279">
                <text:p>8172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80715">
                <text:p>8807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79842">
                <text:p>8798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1988">
                <text:p>8219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6750">
                <text:p>7767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3624">
                <text:p>7836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8734">
                <text:p>7687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8491">
                <text:p>8284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2846">
                <text:p>7828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49131">
                <text:p>849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1829">
                <text:p>8618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3192">
                <text:p>8231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8813">
                <text:p>818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20460">
                <text:p>11204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72131">
                <text:p>12721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70016">
                <text:p>1270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7342">
                <text:p>10473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9989">
                <text:p>9099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61542">
                <text:p>1061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2805">
                <text:p>10028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5534">
                <text:p>8955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24015">
                <text:p>9240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73434">
                <text:p>873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4960">
                <text:p>8249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0807">
                <text:p>820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